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3"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1" style:family="table-cell" style:parent-style-name="Default" style:data-style-name="N11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3" style:family="table-cell" style:parent-style-name="Default" style:data-style-name="N113">
      <style:text-properties fo:color="#000000"/>
    </style:style>
    <style:style style:name="ce58" style:family="table-cell" style:parent-style-name="Default" style:data-style-name="N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41" style:family="table-cell" style:parent-style-name="Default" style:data-style-name="N36"/>
    <style:style style:name="ce42" style:family="table-cell" style:parent-style-name="Default" style:data-style-name="N36">
      <style:text-properties fo:color="#808080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6" style:family="table-cell" style:parent-style-name="Default">
      <style:text-properties fo:color="#808080"/>
    </style:style>
    <style:style style:name="ce47" style:family="table-cell" style:parent-style-name="Default" style:data-style-name="N3"/>
    <style:style style:name="ce48" style:family="table-cell" style:parent-style-name="Default" style:data-style-name="N3">
      <style:text-properties fo:color="#808080"/>
    </style:style>
    <style:style style:name="ce49" style:family="table-cell" style:parent-style-name="Default" style:data-style-name="N36">
      <style:table-cell-properties fo:background-color="transparent"/>
      <style:text-properties fo:color="#808080"/>
    </style:style>
    <style:style style:name="ce50" style:family="table-cell" style:parent-style-name="Default" style:data-style-name="N36"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52" style:family="table-cell" style:parent-style-name="Default">
      <style:table-cell-properties fo:background-color="transparent"/>
      <style:text-properties fo:color="#808080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808080"/>
    </style:style>
    <style:style style:name="ce55" style:family="table-cell" style:parent-style-name="Default" style:data-style-name="N113">
      <style:table-cell-properties fo:background-color="transparent"/>
      <style:text-properties fo:color="#808080"/>
    </style:style>
    <style:style style:name="ce56" style:family="table-cell" style:parent-style-name="Default" style:data-style-name="N113">
      <style:text-properties fo:color="#000000"/>
    </style:style>
    <style:style style:name="ce57" style:family="table-cell" style:parent-style-name="Default" style:data-style-name="N3">
      <style:table-cell-properties fo:background-color="transparent"/>
      <style:text-properties fo:color="#808080"/>
    </style:style>
    <style:style style:name="ce59" style:family="table-cell" style:parent-style-name="Default" style:data-style-name="N3">
      <style:text-properties fo:color="#000000"/>
    </style:style>
    <style:style style:name="ce60" style:family="table-cell" style:parent-style-name="Default">
      <style:text-properties fo:color="#808080" fo:font-weight="normal" style:font-weight-asian="normal" style:font-weight-complex="normal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7"/>
        <table:table-column table:style-name="co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42" office:value-type="date" office:date-value="2023-10-25" calcext:value-type="date">
            <text:p>2023/10/25</text:p>
          </table:table-cell>
          <table:table-cell table:style-name="ce45" office:value-type="string" calcext:value-type="string">
            <text:p>正興電機製作所</text:p>
          </table:table-cell>
          <table:table-cell table:style-name="ce46" office:value-type="float" office:value="6653" calcext:value-type="float">
            <text:p>665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164" calcext:value-type="float">
            <text:p>1,164</text:p>
          </table:table-cell>
          <table:table-cell table:style-name="ce48" table:formula="of:=([.F2]-[.E2])*[.D2]" office:value-type="float" office:value="6000" calcext:value-type="float">
            <text:p>6,000</text:p>
          </table:table-cell>
          <table:table-cell table:style-name="ce46"/>
        </table:table-row>
        <table:table-row table:style-name="ro1">
          <table:table-cell table:style-name="ce42" office:value-type="date" office:date-value="2023-10-26" calcext:value-type="date">
            <text:p>2023/10/26</text:p>
          </table:table-cell>
          <table:table-cell table:style-name="ce45" office:value-type="string" calcext:value-type="string">
            <text:p>ダイセキ環境ソリューション</text:p>
          </table:table-cell>
          <table:table-cell table:style-name="ce46" office:value-type="float" office:value="1712" calcext:value-type="float">
            <text:p>171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991" calcext:value-type="float">
            <text:p>991</text:p>
          </table:table-cell>
          <table:table-cell table:style-name="ce48" table:formula="of:=([.F3]-[.E3])*[.D3]" office:value-type="float" office:value="3000" calcext:value-type="float">
            <text:p>3,000</text:p>
          </table:table-cell>
          <table:table-cell table:style-name="ce46"/>
        </table:table-row>
        <table:table-row table:style-name="ro1">
          <table:table-cell table:style-name="ce42" office:value-type="date" office:date-value="2023-10-26" calcext:value-type="date">
            <text:p>2023/10/26</text:p>
          </table:table-cell>
          <table:table-cell table:style-name="ce45" office:value-type="string" calcext:value-type="string">
            <text:p>ミヨシ油脂</text:p>
          </table:table-cell>
          <table:table-cell table:style-name="ce46" office:value-type="float" office:value="4404" calcext:value-type="float">
            <text:p>440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215" calcext:value-type="float">
            <text:p>1,215</text:p>
          </table:table-cell>
          <table:table-cell table:style-name="ce48" office:value-type="float" office:value="1235" calcext:value-type="float">
            <text:p>1,235</text:p>
          </table:table-cell>
          <table:table-cell table:style-name="ce48" table:formula="of:=([.F4]-[.E4])*[.D4]" office:value-type="float" office:value="2000" calcext:value-type="float">
            <text:p>2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ニッスイ</text:p>
          </table:table-cell>
          <table:table-cell table:style-name="ce46" office:value-type="float" office:value="1332" calcext:value-type="float">
            <text:p>133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table:formula="of:=([.F5]-[.E5])*[.D5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新日本建設</text:p>
          </table:table-cell>
          <table:table-cell table:style-name="ce46" office:value-type="float" office:value="1879" calcext:value-type="float">
            <text:p>187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table:formula="of:=([.F6]-[.E6])*[.D6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ユアテック</text:p>
          </table:table-cell>
          <table:table-cell table:style-name="ce46" office:value-type="float" office:value="1934" calcext:value-type="float">
            <text:p>193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table:formula="of:=([.F7]-[.E7])*[.D7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table:formula="of:=([.F8]-[.E8])*[.D8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ウイン・パートナーズ</text:p>
          </table:table-cell>
          <table:table-cell table:style-name="ce46" office:value-type="float" office:value="3183" calcext:value-type="float">
            <text:p>318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93" calcext:value-type="float">
            <text:p>1,093</text:p>
          </table:table-cell>
          <table:table-cell table:style-name="ce48" table:formula="of:=([.F9]-[.E9])*[.D9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ルファＣＯ</text:p>
          </table:table-cell>
          <table:table-cell table:style-name="ce46" office:value-type="float" office:value="3434" calcext:value-type="float">
            <text:p>343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398" calcext:value-type="float">
            <text:p>1,398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table:formula="of:=([.F10]-[.E10])*[.D10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中越パルプ</text:p>
          </table:table-cell>
          <table:table-cell table:style-name="ce46" office:value-type="float" office:value="3877" calcext:value-type="float">
            <text:p>3877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291" calcext:value-type="float">
            <text:p>1,291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table:formula="of:=([.F11]-[.E11])*[.D11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フォーカスシステムズ</text:p>
          </table:table-cell>
          <table:table-cell table:style-name="ce46" office:value-type="float" office:value="4662" calcext:value-type="float">
            <text:p>466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table:formula="of:=([.F12]-[.E12])*[.D12]" office:value-type="float" office:value="1600" calcext:value-type="float">
            <text:p>1,6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ＩＤホールディングス</text:p>
          </table:table-cell>
          <table:table-cell table:style-name="ce46" office:value-type="float" office:value="4709" calcext:value-type="float">
            <text:p>470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438" calcext:value-type="float">
            <text:p>1,438</text:p>
          </table:table-cell>
          <table:table-cell table:style-name="ce48" office:value-type="float" office:value="1448" calcext:value-type="float">
            <text:p>1,448</text:p>
          </table:table-cell>
          <table:table-cell table:style-name="ce48" table:formula="of:=([.F13]-[.E13])*[.D13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サイフューズ</text:p>
          </table:table-cell>
          <table:table-cell table:style-name="ce46" office:value-type="float" office:value="4892" calcext:value-type="float">
            <text:p>489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table:formula="of:=([.F14]-[.E14])*[.D14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ルインコ</text:p>
          </table:table-cell>
          <table:table-cell table:style-name="ce46" office:value-type="float" office:value="5933" calcext:value-type="float">
            <text:p>593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49" calcext:value-type="float">
            <text:p>949</text:p>
          </table:table-cell>
          <table:table-cell table:style-name="ce48" office:value-type="float" office:value="953" calcext:value-type="float">
            <text:p>953</text:p>
          </table:table-cell>
          <table:table-cell table:style-name="ce48" table:formula="of:=([.F15]-[.E15])*[.D15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27" calcext:value-type="date">
            <text:p>2023/10/27</text:p>
          </table:table-cell>
          <table:table-cell table:style-name="ce45" office:value-type="string" calcext:value-type="string">
            <text:p>アネスト岩田</text:p>
          </table:table-cell>
          <table:table-cell table:style-name="ce46" office:value-type="float" office:value="6381" calcext:value-type="float">
            <text:p>6381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17" calcext:value-type="float">
            <text:p>1,117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table:formula="of:=([.F16]-[.E16])*[.D16]" office:value-type="float" office:value="400" calcext:value-type="float">
            <text:p>4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table:formula="of:=([.F17]-[.E17])*[.D17]" office:value-type="float" office:value="500" calcext:value-type="float">
            <text:p>5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神栄</text:p>
          </table:table-cell>
          <table:table-cell table:style-name="ce46" office:value-type="float" office:value="3004" calcext:value-type="float">
            <text:p>300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562" calcext:value-type="float">
            <text:p>1,562</text:p>
          </table:table-cell>
          <table:table-cell table:style-name="ce48" office:value-type="float" office:value="1572" calcext:value-type="float">
            <text:p>1,572</text:p>
          </table:table-cell>
          <table:table-cell table:style-name="ce48" table:formula="of:=([.F18]-[.E18])*[.D18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0" calcext:value-type="date">
            <text:p>2023/10/30</text:p>
          </table:table-cell>
          <table:table-cell table:style-name="ce45" office:value-type="string" calcext:value-type="string">
            <text:p>プロネクサス</text:p>
          </table:table-cell>
          <table:table-cell table:style-name="ce46" office:value-type="float" office:value="7893" calcext:value-type="float">
            <text:p>789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1152" calcext:value-type="float">
            <text:p>1,152</text:p>
          </table:table-cell>
          <table:table-cell table:style-name="ce48" table:formula="of:=([.F19]-[.E19])*[.D19]" office:value-type="float" office:value="-600" calcext:value-type="float">
            <text:p>-600</text:p>
          </table:table-cell>
          <table:table-cell table:style-name="ce46" office:value-type="string" calcext:value-type="string">
            <text:p>成行で売却して失敗！</text:p>
          </table:table-cell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紀文食品</text:p>
          </table:table-cell>
          <table:table-cell table:style-name="ce46" office:value-type="float" office:value="2933" calcext:value-type="float">
            <text:p>293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table:formula="of:=([.F20]-[.E20])*[.D20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クリエイト・レストランツ・ホール</text:p>
          </table:table-cell>
          <table:table-cell table:style-name="ce46" office:value-type="float" office:value="3387" calcext:value-type="float">
            <text:p>3387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table:formula="of:=([.F21]-[.E21])*[.D21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日本パ－カライジング</text:p>
          </table:table-cell>
          <table:table-cell table:style-name="ce46" office:value-type="float" office:value="4095" calcext:value-type="float">
            <text:p>4095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74" calcext:value-type="float">
            <text:p>1,074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table:formula="of:=([.F22]-[.E22])*[.D22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ＩＤホールディングス</text:p>
          </table:table-cell>
          <table:table-cell table:style-name="ce46" office:value-type="float" office:value="4709" calcext:value-type="float">
            <text:p>470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1478" calcext:value-type="float">
            <text:p>1,478</text:p>
          </table:table-cell>
          <table:table-cell table:style-name="ce48" table:formula="of:=([.F23]-[.E23])*[.D23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荒川化学工業</text:p>
          </table:table-cell>
          <table:table-cell table:style-name="ce46" office:value-type="float" office:value="4968" calcext:value-type="float">
            <text:p>4968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table:formula="of:=([.F24]-[.E24])*[.D24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日精樹脂工業</text:p>
          </table:table-cell>
          <table:table-cell table:style-name="ce46" office:value-type="float" office:value="6293" calcext:value-type="float">
            <text:p>6293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table:formula="of:=([.F25]-[.E25])*[.D25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古野電気</text:p>
          </table:table-cell>
          <table:table-cell table:style-name="ce46" office:value-type="float" office:value="6814" calcext:value-type="float">
            <text:p>6814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621" calcext:value-type="float">
            <text:p>1,621</text:p>
          </table:table-cell>
          <table:table-cell table:style-name="ce48" office:value-type="float" office:value="1631" calcext:value-type="float">
            <text:p>1,631</text:p>
          </table:table-cell>
          <table:table-cell table:style-name="ce48" table:formula="of:=([.F26]-[.E26])*[.D26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ナガホリ</text:p>
          </table:table-cell>
          <table:table-cell table:style-name="ce46" office:value-type="float" office:value="8139" calcext:value-type="float">
            <text:p>8139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395" calcext:value-type="float">
            <text:p>1,395</text:p>
          </table:table-cell>
          <table:table-cell table:style-name="ce48" office:value-type="float" office:value="1405" calcext:value-type="float">
            <text:p>1,405</text:p>
          </table:table-cell>
          <table:table-cell table:style-name="ce48" table:formula="of:=([.F27]-[.E27])*[.D27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グルメ杵屋</text:p>
          </table:table-cell>
          <table:table-cell table:style-name="ce46" office:value-type="float" office:value="9850" calcext:value-type="float">
            <text:p>985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table:formula="of:=([.F28]-[.E28])*[.D28]" office:value-type="float" office:value="1400" calcext:value-type="float">
            <text:p>1,400</text:p>
          </table:table-cell>
          <table:table-cell table:style-name="ce46"/>
        </table:table-row>
        <table:table-row table:style-name="ro1">
          <table:table-cell table:style-name="ce42" office:value-type="date" office:date-value="2023-10-31" calcext:value-type="date">
            <text:p>2023/10/31</text:p>
          </table:table-cell>
          <table:table-cell table:style-name="ce45" office:value-type="string" calcext:value-type="string">
            <text:p>タキヒヨー </text:p>
          </table:table-cell>
          <table:table-cell table:style-name="ce46" office:value-type="float" office:value="9982" calcext:value-type="float">
            <text:p>9982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table:formula="of:=([.F29]-[.E29])*[.D29]" office:value-type="float" office:value="1000" calcext:value-type="float">
            <text:p>1,000</text:p>
          </table:table-cell>
          <table:table-cell table:style-name="ce4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41"/>
        <table:table-column table:style-name="co6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53"/>
        <table:table-column table:style-name="co4" table:default-cell-style-name="ce47"/>
        <table:table-column table:style-name="co7" table:default-cell-style-name="Default"/>
        <table:table-column table:style-name="co8" table:default-cell-style-name="Default"/>
        <table:table-column table:style-name="co1" table:number-columns-repeated="16375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ユーグレナ</text:p>
          </table:table-cell>
          <table:table-cell table:style-name="ce46" office:value-type="float" office:value="2931" calcext:value-type="float">
            <text:p>29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31" calcext:value-type="float">
            <text:p>731.0</text:p>
          </table:table-cell>
          <table:table-cell table:style-name="ce54" office:value-type="float" office:value="740" calcext:value-type="float">
            <text:p>740.0</text:p>
          </table:table-cell>
          <table:table-cell table:style-name="ce48" table:formula="of:=([.F2]-[.E2])*[.D2]" office:value-type="float" office:value="900" calcext:value-type="float">
            <text:p>9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シキボウ</text:p>
          </table:table-cell>
          <table:table-cell table:style-name="ce46" office:value-type="float" office:value="3109" calcext:value-type="float">
            <text:p>310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1" calcext:value-type="float">
            <text:p>1,061.0</text:p>
          </table:table-cell>
          <table:table-cell table:style-name="ce54" office:value-type="float" office:value="1067" calcext:value-type="float">
            <text:p>1,067.0</text:p>
          </table:table-cell>
          <table:table-cell table:style-name="ce48" table:formula="of:=([.F3]-[.E3])*[.D3]" office:value-type="float" office:value="600" calcext:value-type="float">
            <text:p>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日本毛織</text:p>
          </table:table-cell>
          <table:table-cell table:style-name="ce46" office:value-type="float" office:value="3201" calcext:value-type="float">
            <text:p>32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88" calcext:value-type="float">
            <text:p>1,388.0</text:p>
          </table:table-cell>
          <table:table-cell table:style-name="ce54" office:value-type="float" office:value="1389" calcext:value-type="float">
            <text:p>1,389.0</text:p>
          </table:table-cell>
          <table:table-cell table:style-name="ce48" table:formula="of:=([.F4]-[.E4])*[.D4]" office:value-type="float" office:value="100" calcext:value-type="float">
            <text:p>1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第一稀元素化学工</text:p>
          </table:table-cell>
          <table:table-cell table:style-name="ce46" office:value-type="float" office:value="4082" calcext:value-type="float">
            <text:p>40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11" calcext:value-type="float">
            <text:p>911.0</text:p>
          </table:table-cell>
          <table:table-cell table:style-name="ce54" office:value-type="float" office:value="950" calcext:value-type="float">
            <text:p>950.0</text:p>
          </table:table-cell>
          <table:table-cell table:style-name="ce48" table:formula="of:=([.F5]-[.E5])*[.D5]" office:value-type="float" office:value="3900" calcext:value-type="float">
            <text:p>3,900</text:p>
          </table:table-cell>
          <table:table-cell table:style-name="ce46" table:number-columns-repeated="2"/>
          <table:table-cell table:style-name="ce52" table:number-columns-repeated="16375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そーせいグループ</text:p>
          </table:table-cell>
          <table:table-cell table:style-name="ce46" office:value-type="float" office:value="4565" calcext:value-type="float">
            <text:p>456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78.7" calcext:value-type="float">
            <text:p>1,378.7</text:p>
          </table:table-cell>
          <table:table-cell table:style-name="ce54" office:value-type="float" office:value="1384" calcext:value-type="float">
            <text:p>1,384.0</text:p>
          </table:table-cell>
          <table:table-cell table:style-name="ce48" table:formula="of:=([.F6]-[.E6])*[.D6]" office:value-type="float" office:value="529.999999999996" calcext:value-type="float">
            <text:p>53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ＤＥＬＴＡ－ＦＬＹＰＨＡＲＭＡ</text:p>
          </table:table-cell>
          <table:table-cell table:style-name="ce46" office:value-type="float" office:value="4598" calcext:value-type="float">
            <text:p>459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10" calcext:value-type="float">
            <text:p>1,310.0</text:p>
          </table:table-cell>
          <table:table-cell table:style-name="ce54" office:value-type="float" office:value="1360" calcext:value-type="float">
            <text:p>1,360.0</text:p>
          </table:table-cell>
          <table:table-cell table:style-name="ce48" table:formula="of:=([.F7]-[.E7])*[.D7]" office:value-type="float" office:value="5000" calcext:value-type="float">
            <text:p>5,000</text:p>
          </table:table-cell>
          <table:table-cell table:style-name="ce46" office:value-type="string" calcext:value-type="string">
            <text:p>VMAP=1,411.5371</text:p>
          </table:table-cell>
          <table:table-cell table:style-name="ce46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小森コーポレーション</text:p>
          </table:table-cell>
          <table:table-cell table:style-name="ce46" office:value-type="float" office:value="6349" calcext:value-type="float">
            <text:p>634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46" calcext:value-type="float">
            <text:p>1,146.0</text:p>
          </table:table-cell>
          <table:table-cell table:style-name="ce54" office:value-type="float" office:value="1156" calcext:value-type="float">
            <text:p>1,156.0</text:p>
          </table:table-cell>
          <table:table-cell table:style-name="ce48" table:formula="of:=([.F8]-[.E8])*[.D8]" office:value-type="float" office:value="1000" calcext:value-type="float">
            <text:p>1,000</text:p>
          </table:table-cell>
          <table:table-cell table:style-name="ce46" office:value-type="string" calcext:value-type="string">
            <text:p>VMAP=1,149.7473</text:p>
          </table:table-cell>
          <table:table-cell table:style-name="ce46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ＭＣＪ</text:p>
          </table:table-cell>
          <table:table-cell table:style-name="ce46" office:value-type="float" office:value="6670" calcext:value-type="float">
            <text:p>66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78" calcext:value-type="float">
            <text:p>1,078.0</text:p>
          </table:table-cell>
          <table:table-cell table:style-name="ce54" office:value-type="float" office:value="1096" calcext:value-type="float">
            <text:p>1,096.0</text:p>
          </table:table-cell>
          <table:table-cell table:style-name="ce48" table:formula="of:=([.F9]-[.E9])*[.D9]" office:value-type="float" office:value="1800" calcext:value-type="float">
            <text:p>1,8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ニプロ</text:p>
          </table:table-cell>
          <table:table-cell table:style-name="ce46" office:value-type="float" office:value="8086" calcext:value-type="float">
            <text:p>80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46" calcext:value-type="float">
            <text:p>1,146.0</text:p>
          </table:table-cell>
          <table:table-cell table:style-name="ce54" office:value-type="float" office:value="1156" calcext:value-type="float">
            <text:p>1,156.0</text:p>
          </table:table-cell>
          <table:table-cell table:style-name="ce48" table:formula="of:=([.F10]-[.E10])*[.D10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青山商事</text:p>
          </table:table-cell>
          <table:table-cell table:style-name="ce46" office:value-type="float" office:value="8219" calcext:value-type="float">
            <text:p>82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99" calcext:value-type="float">
            <text:p>1,499.0</text:p>
          </table:table-cell>
          <table:table-cell table:style-name="ce54" office:value-type="float" office:value="1509" calcext:value-type="float">
            <text:p>1,509.0</text:p>
          </table:table-cell>
          <table:table-cell table:style-name="ce48" table:formula="of:=([.F11]-[.E11])*[.D11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1" calcext:value-type="date">
            <text:p>2023/11/01</text:p>
          </table:table-cell>
          <table:table-cell table:style-name="ce45" office:value-type="string" calcext:value-type="string">
            <text:p>トマト銀行</text:p>
          </table:table-cell>
          <table:table-cell table:style-name="ce46" office:value-type="float" office:value="8542" calcext:value-type="float">
            <text:p>85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5" calcext:value-type="float">
            <text:p>1,185.0</text:p>
          </table:table-cell>
          <table:table-cell table:style-name="ce54" office:value-type="float" office:value="1195" calcext:value-type="float">
            <text:p>1,195.0</text:p>
          </table:table-cell>
          <table:table-cell table:style-name="ce48" table:formula="of:=([.F12]-[.E12])*[.D12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ベステラ</text:p>
          </table:table-cell>
          <table:table-cell table:style-name="ce46" office:value-type="float" office:value="1433" calcext:value-type="float">
            <text:p>143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86" calcext:value-type="float">
            <text:p>986.0</text:p>
          </table:table-cell>
          <table:table-cell table:style-name="ce54" office:value-type="float" office:value="996" calcext:value-type="float">
            <text:p>996.0</text:p>
          </table:table-cell>
          <table:table-cell table:style-name="ce48" table:formula="of:=([.F13]-[.E13])*[.D13]" office:value-type="float" office:value="1000" calcext:value-type="float">
            <text:p>1,000</text:p>
          </table:table-cell>
          <table:table-cell table:style-name="ce46" office:value-type="string" calcext:value-type="string">
            <text:p>VMAP=988.5446 &gt; 98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76" calcext:value-type="float">
            <text:p>876.0</text:p>
          </table:table-cell>
          <table:table-cell table:style-name="ce54" office:value-type="float" office:value="886" calcext:value-type="float">
            <text:p>886.0</text:p>
          </table:table-cell>
          <table:table-cell table:style-name="ce48" table:formula="of:=([.F14]-[.E14])*[.D14]" office:value-type="float" office:value="1000" calcext:value-type="float">
            <text:p>1,000</text:p>
          </table:table-cell>
          <table:table-cell table:style-name="ce46" office:value-type="string" calcext:value-type="string">
            <text:p>VMAP=860.6314 &gt; 859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ユーグレナ</text:p>
          </table:table-cell>
          <table:table-cell table:style-name="ce46" office:value-type="float" office:value="2931" calcext:value-type="float">
            <text:p>29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44" calcext:value-type="float">
            <text:p>744.0</text:p>
          </table:table-cell>
          <table:table-cell table:style-name="ce54" office:value-type="float" office:value="749" calcext:value-type="float">
            <text:p>749.0</text:p>
          </table:table-cell>
          <table:table-cell table:style-name="ce48" table:formula="of:=([.F15]-[.E15])*[.D15]" office:value-type="float" office:value="500" calcext:value-type="float">
            <text:p>500</text:p>
          </table:table-cell>
          <table:table-cell table:style-name="ce46" office:value-type="string" calcext:value-type="string">
            <text:p>VMAP=738.0364 &gt; 73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紀文食品</text:p>
          </table:table-cell>
          <table:table-cell table:style-name="ce46" office:value-type="float" office:value="2933" calcext:value-type="float">
            <text:p>293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2" calcext:value-type="float">
            <text:p>1,182.0</text:p>
          </table:table-cell>
          <table:table-cell table:style-name="ce54" office:value-type="float" office:value="1192" calcext:value-type="float">
            <text:p>1,192.0</text:p>
          </table:table-cell>
          <table:table-cell table:style-name="ce48" table:formula="of:=([.F16]-[.E16])*[.D16]" office:value-type="float" office:value="1000" calcext:value-type="float">
            <text:p>1,000</text:p>
          </table:table-cell>
          <table:table-cell table:style-name="ce46" office:value-type="string" calcext:value-type="string">
            <text:p>VMAP=1,181.1368 &gt; 1,181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シキボウ</text:p>
          </table:table-cell>
          <table:table-cell table:style-name="ce46" office:value-type="float" office:value="3109" calcext:value-type="float">
            <text:p>310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1" calcext:value-type="float">
            <text:p>1,061.0</text:p>
          </table:table-cell>
          <table:table-cell table:style-name="ce54" office:value-type="float" office:value="1077" calcext:value-type="float">
            <text:p>1,077.0</text:p>
          </table:table-cell>
          <table:table-cell table:style-name="ce48" table:formula="of:=([.F17]-[.E17])*[.D17]" office:value-type="float" office:value="1600" calcext:value-type="float">
            <text:p>1,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日本毛織</text:p>
          </table:table-cell>
          <table:table-cell table:style-name="ce46" office:value-type="float" office:value="3201" calcext:value-type="float">
            <text:p>32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99" calcext:value-type="float">
            <text:p>1,399.0</text:p>
          </table:table-cell>
          <table:table-cell table:style-name="ce54" office:value-type="float" office:value="1409" calcext:value-type="float">
            <text:p>1,409.0</text:p>
          </table:table-cell>
          <table:table-cell table:style-name="ce48" table:formula="of:=([.F18]-[.E18])*[.D18]" office:value-type="float" office:value="1000" calcext:value-type="float">
            <text:p>1,000</text:p>
          </table:table-cell>
          <table:table-cell table:style-name="ce46" office:value-type="string" calcext:value-type="string">
            <text:p>VMAP=1,389.9812 &gt; 1,388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山王</text:p>
          </table:table-cell>
          <table:table-cell table:style-name="ce46" office:value-type="float" office:value="3441" calcext:value-type="float">
            <text:p>34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96" calcext:value-type="float">
            <text:p>896.0</text:p>
          </table:table-cell>
          <table:table-cell table:style-name="ce54" office:value-type="float" office:value="901" calcext:value-type="float">
            <text:p>901.0</text:p>
          </table:table-cell>
          <table:table-cell table:style-name="ce48" table:formula="of:=([.F19]-[.E19])*[.D19]" office:value-type="float" office:value="500" calcext:value-type="float">
            <text:p>500</text:p>
          </table:table-cell>
          <table:table-cell table:style-name="ce48"/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オプティム</text:p>
          </table:table-cell>
          <table:table-cell table:style-name="ce46" office:value-type="float" office:value="3694" calcext:value-type="float">
            <text:p>369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04" calcext:value-type="float">
            <text:p>804.0</text:p>
          </table:table-cell>
          <table:table-cell table:style-name="ce54" office:value-type="float" office:value="826" calcext:value-type="float">
            <text:p>826.0</text:p>
          </table:table-cell>
          <table:table-cell table:style-name="ce48" table:formula="of:=([.F20]-[.E20])*[.D20]" office:value-type="float" office:value="2200" calcext:value-type="float">
            <text:p>2,200</text:p>
          </table:table-cell>
          <table:table-cell table:style-name="ce46" office:value-type="string" calcext:value-type="string">
            <text:p>VMAP=811.8717 &gt; 803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セレス</text:p>
          </table:table-cell>
          <table:table-cell table:style-name="ce46" office:value-type="float" office:value="3696" calcext:value-type="float">
            <text:p>36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34" calcext:value-type="float">
            <text:p>934.0</text:p>
          </table:table-cell>
          <table:table-cell table:style-name="ce54" office:value-type="float" office:value="948" calcext:value-type="float">
            <text:p>948.0</text:p>
          </table:table-cell>
          <table:table-cell table:style-name="ce48" table:formula="of:=([.F21]-[.E21])*[.D21]" office:value-type="float" office:value="1400" calcext:value-type="float">
            <text:p>1,400</text:p>
          </table:table-cell>
          <table:table-cell table:style-name="ce46" office:value-type="string" calcext:value-type="string">
            <text:p>VMAP=929.1145 &gt; 925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ブレインズテクノロジー</text:p>
          </table:table-cell>
          <table:table-cell table:style-name="ce46" office:value-type="float" office:value="4075" calcext:value-type="float">
            <text:p>407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05" calcext:value-type="float">
            <text:p>705.0</text:p>
          </table:table-cell>
          <table:table-cell table:style-name="ce54" office:value-type="float" office:value="711" calcext:value-type="float">
            <text:p>711.0</text:p>
          </table:table-cell>
          <table:table-cell table:style-name="ce48" table:formula="of:=([.F22]-[.E22])*[.D22]" office:value-type="float" office:value="600" calcext:value-type="float">
            <text:p>600</text:p>
          </table:table-cell>
          <table:table-cell table:style-name="ce60" office:value-type="string" calcext:value-type="string">
            <text:p>VMAP=701.2500 &gt; 700</text:p>
          </table:table-cell>
          <table:table-cell table:style-name="ce46"/>
        </table:table-row>
        <table:table-row table:style-name="ro2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ダイセル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00" calcext:value-type="float">
            <text:p>1,300.0</text:p>
          </table:table-cell>
          <table:table-cell table:style-name="ce54" office:value-type="float" office:value="1305" calcext:value-type="float">
            <text:p>1,305.0</text:p>
          </table:table-cell>
          <table:table-cell table:style-name="ce48" table:formula="of:=([.F23]-[.E23])*[.D23]" office:value-type="float" office:value="500" calcext:value-type="float">
            <text:p>500</text:p>
          </table:table-cell>
          <table:table-cell table:style-name="ce48" office:value-type="string" calcext:value-type="string">
            <text:p>VMAP=1,312.1374 &gt; 1,311.0</text:p>
          </table:table-cell>
          <table:table-cell table:style-name="ce46" office:value-type="string" calcext:value-type="string">
            <text:p>11/2 中間発表直後、高騰 → 売却価格設定に課題</text:p>
          </table:table-cell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守谷輸送機工業</text:p>
          </table:table-cell>
          <table:table-cell table:style-name="ce46" office:value-type="float" office:value="6226" calcext:value-type="float">
            <text:p>622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5" calcext:value-type="float">
            <text:p>1,025.0</text:p>
          </table:table-cell>
          <table:table-cell table:style-name="ce54" office:value-type="float" office:value="1035" calcext:value-type="float">
            <text:p>1,035.0</text:p>
          </table:table-cell>
          <table:table-cell table:style-name="ce48" table:formula="of:=([.F24]-[.E24])*[.D24]" office:value-type="float" office:value="1000" calcext:value-type="float">
            <text:p>1,000</text:p>
          </table:table-cell>
          <table:table-cell table:style-name="ce46" office:value-type="string" calcext:value-type="string">
            <text:p>VMAP=1,027.3263 &gt; 1,013</text:p>
          </table:table-cell>
          <table:table-cell table:style-name="ce46"/>
        </table:table-row>
        <table:table-row table:style-name="ro1">
          <table:table-cell table:style-name="ce42" office:value-type="date" office:date-value="2023-11-02" calcext:value-type="date">
            <text:p>2023/11/02</text:p>
          </table:table-cell>
          <table:table-cell table:style-name="ce45" office:value-type="string" calcext:value-type="string">
            <text:p>アイエックス・ナレッジ</text:p>
          </table:table-cell>
          <table:table-cell table:style-name="ce46" office:value-type="float" office:value="9753" calcext:value-type="float">
            <text:p>975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1" calcext:value-type="float">
            <text:p>1,011.0</text:p>
          </table:table-cell>
          <table:table-cell table:style-name="ce54" office:value-type="float" office:value="1021" calcext:value-type="float">
            <text:p>1,021.0</text:p>
          </table:table-cell>
          <table:table-cell table:style-name="ce48" table:formula="of:=([.F25]-[.E25])*[.D25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ニッスイ</text:p>
          </table:table-cell>
          <table:table-cell table:style-name="ce46" office:value-type="float" office:value="1332" calcext:value-type="float">
            <text:p>133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38" calcext:value-type="float">
            <text:p>738.0</text:p>
          </table:table-cell>
          <table:table-cell table:style-name="ce54" office:value-type="float" office:value="748" calcext:value-type="float">
            <text:p>748.0</text:p>
          </table:table-cell>
          <table:table-cell table:style-name="ce48" table:formula="of:=([.F26]-[.E26])*[.D26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ブラス</text:p>
          </table:table-cell>
          <table:table-cell table:style-name="ce46" office:value-type="float" office:value="2424" calcext:value-type="float">
            <text:p>242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28" calcext:value-type="float">
            <text:p>628.0</text:p>
          </table:table-cell>
          <table:table-cell table:style-name="ce54" office:value-type="float" office:value="633" calcext:value-type="float">
            <text:p>633.0</text:p>
          </table:table-cell>
          <table:table-cell table:style-name="ce48" table:formula="of:=([.F27]-[.E27])*[.D27]" office:value-type="float" office:value="500" calcext:value-type="float">
            <text:p>500</text:p>
          </table:table-cell>
          <table:table-cell table:style-name="ce60"/>
          <table:table-cell table:style-name="ce46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ジャパンフーズ</text:p>
          </table:table-cell>
          <table:table-cell table:style-name="ce46" office:value-type="float" office:value="2599" calcext:value-type="float">
            <text:p>25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30" calcext:value-type="float">
            <text:p>1,130.0</text:p>
          </table:table-cell>
          <table:table-cell table:style-name="ce54" office:value-type="float" office:value="1140" calcext:value-type="float">
            <text:p>1,140.0</text:p>
          </table:table-cell>
          <table:table-cell table:style-name="ce48" table:formula="of:=([.F28]-[.E28])*[.D28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太陽化学</text:p>
          </table:table-cell>
          <table:table-cell table:style-name="ce46" office:value-type="float" office:value="2902" calcext:value-type="float">
            <text:p>290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84" calcext:value-type="float">
            <text:p>1,484.0</text:p>
          </table:table-cell>
          <table:table-cell table:style-name="ce54" office:value-type="float" office:value="1494" calcext:value-type="float">
            <text:p>1,494.0</text:p>
          </table:table-cell>
          <table:table-cell table:style-name="ce48" table:formula="of:=([.F29]-[.E29])*[.D29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9" office:value-type="date" office:date-value="2023-11-06" calcext:value-type="date">
            <text:p>2023/11/06</text:p>
          </table:table-cell>
          <table:table-cell table:style-name="ce51" office:value-type="string" calcext:value-type="string">
            <text:p>ＡＮＤＤＯホールディングス</text:p>
          </table:table-cell>
          <table:table-cell table:style-name="ce52" office:value-type="float" office:value="3457" calcext:value-type="float">
            <text:p>3457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997" calcext:value-type="float">
            <text:p>997.0</text:p>
          </table:table-cell>
          <table:table-cell table:style-name="ce55" office:value-type="float" office:value="1002" calcext:value-type="float">
            <text:p>1,002.0</text:p>
          </table:table-cell>
          <table:table-cell table:style-name="ce48" table:formula="of:=([.F30]-[.E30])*[.D30]" office:value-type="float" office:value="500" calcext:value-type="float">
            <text:p>500</text:p>
          </table:table-cell>
          <table:table-cell table:style-name="ce52"/>
          <table:table-cell table:style-name="ce46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6" office:value-type="string" calcext:value-type="string">
            <text:p>日本パ－カライジング</text:p>
          </table:table-cell>
          <table:table-cell table:style-name="ce46" office:value-type="float" office:value="4095" calcext:value-type="float">
            <text:p>409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8" calcext:value-type="float">
            <text:p>1,108.0</text:p>
          </table:table-cell>
          <table:table-cell table:style-name="ce54" office:value-type="float" office:value="1113" calcext:value-type="float">
            <text:p>1,113.0</text:p>
          </table:table-cell>
          <table:table-cell table:style-name="ce48" table:formula="of:=([.F31]-[.E31])*[.D31]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フォーカスシステムズ</text:p>
          </table:table-cell>
          <table:table-cell table:style-name="ce46" office:value-type="float" office:value="4662" calcext:value-type="float">
            <text:p>46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91" calcext:value-type="float">
            <text:p>991.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48" table:formula="of:=([.F32]-[.E32])*[.D32]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藤倉コンポジット</text:p>
          </table:table-cell>
          <table:table-cell table:style-name="ce46" office:value-type="float" office:value="5121" calcext:value-type="float">
            <text:p>512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54" office:value-type="float" office:value="1200" calcext:value-type="float">
            <text:p>1,200.0</text:p>
          </table:table-cell>
          <table:table-cell table:style-name="ce48" table:formula="of:=([.F33]-[.E33])*[.D33]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6" calcext:value-type="date">
            <text:p>2023/11/06</text:p>
          </table:table-cell>
          <table:table-cell table:style-name="ce45" office:value-type="string" calcext:value-type="string">
            <text:p>テックポイント・インクＪＤＲ</text:p>
          </table:table-cell>
          <table:table-cell table:style-name="ce46" office:value-type="float" office:value="6697" calcext:value-type="float">
            <text:p>669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74" calcext:value-type="float">
            <text:p>1,074.0</text:p>
          </table:table-cell>
          <table:table-cell table:style-name="ce54" office:value-type="float" office:value="1079" calcext:value-type="float">
            <text:p>1,079.0</text:p>
          </table:table-cell>
          <table:table-cell table:style-name="ce48" table:formula="of:=([.F34]-[.E34])*[.D34]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日特建設 </text:p>
          </table:table-cell>
          <table:table-cell table:style-name="ce46" office:value-type="float" office:value="1929" calcext:value-type="float">
            <text:p>192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52" calcext:value-type="float">
            <text:p>1,052.0</text:p>
          </table:table-cell>
          <table:table-cell table:style-name="ce54" office:value-type="float" office:value="1057" calcext:value-type="float">
            <text:p>1,057.0</text:p>
          </table:table-cell>
          <table:table-cell table:style-name="ce48" table:formula="of:=[.D35]*([.F35]-[.E35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関電工</text:p>
          </table:table-cell>
          <table:table-cell table:style-name="ce46" office:value-type="float" office:value="1942" calcext:value-type="float">
            <text:p>19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29" calcext:value-type="float">
            <text:p>1,429.0</text:p>
          </table:table-cell>
          <table:table-cell table:style-name="ce54" office:value-type="float" office:value="1434" calcext:value-type="float">
            <text:p>1,434.0</text:p>
          </table:table-cell>
          <table:table-cell table:style-name="ce48" table:formula="of:=[.D36]*([.F36]-[.E36])" office:value-type="float" office:value="500" calcext:value-type="float">
            <text:p>500</text:p>
          </table:table-cell>
          <table:table-cell table:style-name="ce46"/>
          <table:table-cell table:style-name="ce46" office:value-type="string" calcext:value-type="string">
            <text:p>アナリスト強気</text:p>
          </table:table-cell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シノブフーズ</text:p>
          </table:table-cell>
          <table:table-cell table:style-name="ce46" office:value-type="float" office:value="2903" calcext:value-type="float">
            <text:p>290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34" calcext:value-type="float">
            <text:p>1,034.0</text:p>
          </table:table-cell>
          <table:table-cell table:style-name="ce54" office:value-type="float" office:value="1044" calcext:value-type="float">
            <text:p>1,044.0</text:p>
          </table:table-cell>
          <table:table-cell table:style-name="ce48" table:formula="of:=[.D37]*([.F37]-[.E3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三洋貿易</text:p>
          </table:table-cell>
          <table:table-cell table:style-name="ce46" office:value-type="float" office:value="3176" calcext:value-type="float">
            <text:p>317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62" calcext:value-type="float">
            <text:p>1,362.0</text:p>
          </table:table-cell>
          <table:table-cell table:style-name="ce54" office:value-type="float" office:value="1372" calcext:value-type="float">
            <text:p>1,372.0</text:p>
          </table:table-cell>
          <table:table-cell table:style-name="ce48" table:formula="of:=[.D38]*([.F38]-[.E3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アテクト</text:p>
          </table:table-cell>
          <table:table-cell table:style-name="ce46" office:value-type="float" office:value="4241" calcext:value-type="float">
            <text:p>42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72.4" calcext:value-type="float">
            <text:p>772.4</text:p>
          </table:table-cell>
          <table:table-cell table:style-name="ce54" office:value-type="float" office:value="779" calcext:value-type="float">
            <text:p>779.0</text:p>
          </table:table-cell>
          <table:table-cell table:style-name="ce48" table:formula="of:=[.D39]*([.F39]-[.E39])" office:value-type="float" office:value="660.000000000002" calcext:value-type="float">
            <text:p>66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オリジナル設計</text:p>
          </table:table-cell>
          <table:table-cell table:style-name="ce46" office:value-type="float" office:value="4642" calcext:value-type="float">
            <text:p>464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50" calcext:value-type="float">
            <text:p>950.0</text:p>
          </table:table-cell>
          <table:table-cell table:style-name="ce54" office:value-type="float" office:value="960" calcext:value-type="float">
            <text:p>960.0</text:p>
          </table:table-cell>
          <table:table-cell table:style-name="ce48" table:formula="of:=[.D40]*([.F40]-[.E4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中山製鋼所</text:p>
          </table:table-cell>
          <table:table-cell table:style-name="ce46" office:value-type="float" office:value="5408" calcext:value-type="float">
            <text:p>540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56" calcext:value-type="float">
            <text:p>856.0</text:p>
          </table:table-cell>
          <table:table-cell table:style-name="ce54" office:value-type="float" office:value="866" calcext:value-type="float">
            <text:p>866.0</text:p>
          </table:table-cell>
          <table:table-cell table:style-name="ce48" table:formula="of:=[.D41]*([.F41]-[.E41])" office:value-type="float" office:value="1000" calcext:value-type="float">
            <text:p>1,000</text:p>
          </table:table-cell>
          <table:table-cell table:style-name="ce46" office:value-type="string" calcext:value-type="string">
            <text:p>11/7 13:3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ダイジェット</text:p>
          </table:table-cell>
          <table:table-cell table:style-name="ce46" office:value-type="float" office:value="6138" calcext:value-type="float">
            <text:p>61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2" calcext:value-type="float">
            <text:p>922.0</text:p>
          </table:table-cell>
          <table:table-cell table:style-name="ce54" office:value-type="float" office:value="932" calcext:value-type="float">
            <text:p>932.0</text:p>
          </table:table-cell>
          <table:table-cell table:style-name="ce48" table:formula="of:=[.D42]*([.F42]-[.E4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大崎電気</text:p>
          </table:table-cell>
          <table:table-cell table:style-name="ce46" office:value-type="float" office:value="6644" calcext:value-type="float">
            <text:p>664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50" calcext:value-type="float">
            <text:p>650.0</text:p>
          </table:table-cell>
          <table:table-cell table:style-name="ce54" office:value-type="float" office:value="660" calcext:value-type="float">
            <text:p>660.0</text:p>
          </table:table-cell>
          <table:table-cell table:style-name="ce48" table:formula="of:=[.D43]*([.F43]-[.E43])" office:value-type="float" office:value="1000" calcext:value-type="float">
            <text:p>1,000</text:p>
          </table:table-cell>
          <table:table-cell table:style-name="ce46" office:value-type="string" calcext:value-type="string">
            <text:p>11/7 14:0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遠藤照明</text:p>
          </table:table-cell>
          <table:table-cell table:style-name="ce46" office:value-type="float" office:value="6932" calcext:value-type="float">
            <text:p>693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1" calcext:value-type="float">
            <text:p>1,181.0</text:p>
          </table:table-cell>
          <table:table-cell table:style-name="ce54" office:value-type="float" office:value="1186" calcext:value-type="float">
            <text:p>1,186.0</text:p>
          </table:table-cell>
          <table:table-cell table:style-name="ce48" table:formula="of:=[.D44]*([.F44]-[.E44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ユナイテッドアローズ</text:p>
          </table:table-cell>
          <table:table-cell table:style-name="ce46" office:value-type="float" office:value="7606" calcext:value-type="float">
            <text:p>76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895.5" calcext:value-type="float">
            <text:p>1,895.5</text:p>
          </table:table-cell>
          <table:table-cell table:style-name="ce54" office:value-type="float" office:value="1901" calcext:value-type="float">
            <text:p>1,901.0</text:p>
          </table:table-cell>
          <table:table-cell table:style-name="ce48" table:formula="of:=[.D45]*([.F45]-[.E45])" office:value-type="float" office:value="550" calcext:value-type="float">
            <text:p>5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7" calcext:value-type="date">
            <text:p>2023/11/07</text:p>
          </table:table-cell>
          <table:table-cell table:style-name="ce45" office:value-type="string" calcext:value-type="string">
            <text:p>ユナイテッドアローズ</text:p>
          </table:table-cell>
          <table:table-cell table:style-name="ce46" office:value-type="float" office:value="7606" calcext:value-type="float">
            <text:p>76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895.5" calcext:value-type="float">
            <text:p>1,895.5</text:p>
          </table:table-cell>
          <table:table-cell table:style-name="ce54" office:value-type="float" office:value="1906" calcext:value-type="float">
            <text:p>1,906.0</text:p>
          </table:table-cell>
          <table:table-cell table:style-name="ce48" table:formula="of:=[.D46]*([.F46]-[.E46])" office:value-type="float" office:value="1050" calcext:value-type="float">
            <text:p>1,0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ホクト</text:p>
          </table:table-cell>
          <table:table-cell table:style-name="ce52" office:value-type="float" office:value="1379" calcext:value-type="float">
            <text:p>1379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819" calcext:value-type="float">
            <text:p>1,819.0</text:p>
          </table:table-cell>
          <table:table-cell table:style-name="ce55" office:value-type="float" office:value="1796" calcext:value-type="float">
            <text:p>1,796.0</text:p>
          </table:table-cell>
          <table:table-cell table:style-name="ce57" table:formula="of:=[.D47]*([.F47]-[.E47])" office:value-type="float" office:value="-2300" calcext:value-type="float">
            <text:p>-2,3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10 中間決算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日本アクア</text:p>
          </table:table-cell>
          <table:table-cell table:style-name="ce46" office:value-type="float" office:value="1429" calcext:value-type="float">
            <text:p>142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59" calcext:value-type="float">
            <text:p>959.0</text:p>
          </table:table-cell>
          <table:table-cell table:style-name="ce54" office:value-type="float" office:value="970.4" calcext:value-type="float">
            <text:p>970.4</text:p>
          </table:table-cell>
          <table:table-cell table:style-name="ce48" table:formula="of:=[.D48]*([.F48]-[.E48])" office:value-type="float" office:value="1140" calcext:value-type="float">
            <text:p>1,14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新日本建設</text:p>
          </table:table-cell>
          <table:table-cell table:style-name="ce52" office:value-type="float" office:value="1879" calcext:value-type="float">
            <text:p>1879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241" calcext:value-type="float">
            <text:p>1,241.0</text:p>
          </table:table-cell>
          <table:table-cell table:style-name="ce55" office:value-type="float" office:value="1190" calcext:value-type="float">
            <text:p>1,190.0</text:p>
          </table:table-cell>
          <table:table-cell table:style-name="ce57" table:formula="of:=[.D49]*([.F49]-[.E49])" office:value-type="float" office:value="-5100" calcext:value-type="float">
            <text:p>-5,1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10 中間決算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東急不動産ＨＤ</text:p>
          </table:table-cell>
          <table:table-cell table:style-name="ce46" office:value-type="float" office:value="3289" calcext:value-type="float">
            <text:p>328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3" calcext:value-type="float">
            <text:p>923.0</text:p>
          </table:table-cell>
          <table:table-cell table:style-name="ce54" office:value-type="float" office:value="945.9" calcext:value-type="float">
            <text:p>945.9</text:p>
          </table:table-cell>
          <table:table-cell table:style-name="ce48" table:formula="of:=[.D50]*([.F50]-[.E50])" office:value-type="float" office:value="2290" calcext:value-type="float">
            <text:p>2,29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スターティアホールディングス </text:p>
          </table:table-cell>
          <table:table-cell table:style-name="ce46" office:value-type="float" office:value="3393" calcext:value-type="float">
            <text:p>339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49" calcext:value-type="float">
            <text:p>1,249.0</text:p>
          </table:table-cell>
          <table:table-cell table:style-name="ce54" office:value-type="float" office:value="1259" calcext:value-type="float">
            <text:p>1,259.0</text:p>
          </table:table-cell>
          <table:table-cell table:style-name="ce48" table:formula="of:=[.D51]*([.F51]-[.E51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ユニフォームネクスト</text:p>
          </table:table-cell>
          <table:table-cell table:style-name="ce52" office:value-type="float" office:value="3566" calcext:value-type="float">
            <text:p>3566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620" calcext:value-type="float">
            <text:p>620.0</text:p>
          </table:table-cell>
          <table:table-cell table:style-name="ce55" office:value-type="float" office:value="494" calcext:value-type="float">
            <text:p>494.0</text:p>
          </table:table-cell>
          <table:table-cell table:style-name="ce57" table:formula="of:=[.D52]*([.F52]-[.E52])" office:value-type="float" office:value="-12600" calcext:value-type="float">
            <text:p>-12,600</text:p>
          </table:table-cell>
          <table:table-cell table:style-name="ce52" office:value-type="string" calcext:value-type="string">
            <text:p>損切り</text:p>
          </table:table-cell>
          <table:table-cell table:style-name="ce52"/>
        </table:table-row>
        <table:table-row table:style-name="ro2">
          <table:table-cell table:style-name="ce49" office:value-type="date" office:date-value="2023-11-08" calcext:value-type="date">
            <text:p>2023/11/08</text:p>
          </table:table-cell>
          <table:table-cell table:style-name="ce51" office:value-type="string" calcext:value-type="string">
            <text:p>王子ホールディングス</text:p>
          </table:table-cell>
          <table:table-cell table:style-name="ce52" office:value-type="float" office:value="3861" calcext:value-type="float">
            <text:p>3861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636.3" calcext:value-type="float">
            <text:p>636.3</text:p>
          </table:table-cell>
          <table:table-cell table:style-name="ce55" office:value-type="float" office:value="567" calcext:value-type="float">
            <text:p>567.0</text:p>
          </table:table-cell>
          <table:table-cell table:style-name="ce57" table:formula="of:=[.D53]*([.F53]-[.E53])" office:value-type="float" office:value="-6930" calcext:value-type="float">
            <text:p>-6,930</text:p>
          </table:table-cell>
          <table:table-cell table:style-name="ce52" office:value-type="string" calcext:value-type="string">
            <text:p>11/7 13:00 中間決算</text:p>
          </table:table-cell>
          <table:table-cell table:style-name="ce52" office:value-type="string" calcext:value-type="string">
            <text:p>アナリスト強気×？ 損切りのタイミング要検討</text:p>
          </table:table-cell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ＲＡＫＵＭＯ</text:p>
          </table:table-cell>
          <table:table-cell table:style-name="ce46" office:value-type="float" office:value="4060" calcext:value-type="float">
            <text:p>4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51" calcext:value-type="float">
            <text:p>1,151.0</text:p>
          </table:table-cell>
          <table:table-cell table:style-name="ce54" office:value-type="float" office:value="1161" calcext:value-type="float">
            <text:p>1,161.0</text:p>
          </table:table-cell>
          <table:table-cell table:style-name="ce48" table:formula="of:=[.D54]*([.F54]-[.E54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アテクト</text:p>
          </table:table-cell>
          <table:table-cell table:style-name="ce46" office:value-type="float" office:value="4241" calcext:value-type="float">
            <text:p>42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72.4" calcext:value-type="float">
            <text:p>772.4</text:p>
          </table:table-cell>
          <table:table-cell table:style-name="ce54" office:value-type="float" office:value="788" calcext:value-type="float">
            <text:p>788.0</text:p>
          </table:table-cell>
          <table:table-cell table:style-name="ce48" table:formula="of:=[.D55]*([.F55]-[.E55])" office:value-type="float" office:value="1560" calcext:value-type="float">
            <text:p>1,56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ＨＥＮＮＧＥ</text:p>
          </table:table-cell>
          <table:table-cell table:style-name="ce46" office:value-type="float" office:value="4475" calcext:value-type="float">
            <text:p>447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37" calcext:value-type="float">
            <text:p>1,137.0</text:p>
          </table:table-cell>
          <table:table-cell table:style-name="ce54" office:value-type="float" office:value="1147" calcext:value-type="float">
            <text:p>1,147.0</text:p>
          </table:table-cell>
          <table:table-cell table:style-name="ce48" table:formula="of:=[.D56]*([.F56]-[.E5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参天製薬</text:p>
          </table:table-cell>
          <table:table-cell table:style-name="ce46" office:value-type="float" office:value="4536" calcext:value-type="float">
            <text:p>453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20" calcext:value-type="float">
            <text:p>1,320.0</text:p>
          </table:table-cell>
          <table:table-cell table:style-name="ce54" office:value-type="float" office:value="1392" calcext:value-type="float">
            <text:p>1,392.0</text:p>
          </table:table-cell>
          <table:table-cell table:style-name="ce48" table:formula="of:=[.D57]*([.F57]-[.E57])" office:value-type="float" office:value="7200" calcext:value-type="float">
            <text:p>7,2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三井海洋開発</text:p>
          </table:table-cell>
          <table:table-cell table:style-name="ce46" office:value-type="float" office:value="6269" calcext:value-type="float">
            <text:p>62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36" calcext:value-type="float">
            <text:p>1,036.0</text:p>
          </table:table-cell>
          <table:table-cell table:style-name="ce54" office:value-type="float" office:value="1662" calcext:value-type="float">
            <text:p>1,662.0</text:p>
          </table:table-cell>
          <table:table-cell table:style-name="ce48" table:formula="of:=[.D58]*([.F58]-[.E58])" office:value-type="float" office:value="62600" calcext:value-type="float">
            <text:p>62,6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日本金銭機械</text:p>
          </table:table-cell>
          <table:table-cell table:style-name="ce46" office:value-type="float" office:value="6418" calcext:value-type="float">
            <text:p>641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8.5" calcext:value-type="float">
            <text:p>1,018.5</text:p>
          </table:table-cell>
          <table:table-cell table:style-name="ce54" office:value-type="float" office:value="1034" calcext:value-type="float">
            <text:p>1,034.0</text:p>
          </table:table-cell>
          <table:table-cell table:style-name="ce48" table:formula="of:=[.D59]*([.F59]-[.E59])" office:value-type="float" office:value="1550" calcext:value-type="float">
            <text:p>1,55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三社電機製作所</text:p>
          </table:table-cell>
          <table:table-cell table:style-name="ce46" office:value-type="float" office:value="6882" calcext:value-type="float">
            <text:p>68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97" calcext:value-type="float">
            <text:p>1,297.0</text:p>
          </table:table-cell>
          <table:table-cell table:style-name="ce54" office:value-type="float" office:value="1330" calcext:value-type="float">
            <text:p>1,330.0</text:p>
          </table:table-cell>
          <table:table-cell table:style-name="ce48" table:formula="of:=[.D60]*([.F60]-[.E60])" office:value-type="float" office:value="3300" calcext:value-type="float">
            <text:p>3,3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カシオ</text:p>
          </table:table-cell>
          <table:table-cell table:style-name="ce46" office:value-type="float" office:value="6952" calcext:value-type="float">
            <text:p>695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13" calcext:value-type="float">
            <text:p>1,213.0</text:p>
          </table:table-cell>
          <table:table-cell table:style-name="ce54" office:value-type="float" office:value="1223" calcext:value-type="float">
            <text:p>1,223.0</text:p>
          </table:table-cell>
          <table:table-cell table:style-name="ce48" table:formula="of:=[.D61]*([.F61]-[.E61])" office:value-type="float" office:value="1000" calcext:value-type="float">
            <text:p>1,000</text:p>
          </table:table-cell>
          <table:table-cell table:style-name="ce46" office:value-type="string" calcext:value-type="string">
            <text:p>11/8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8" calcext:value-type="date">
            <text:p>2023/11/08</text:p>
          </table:table-cell>
          <table:table-cell table:style-name="ce45" office:value-type="string" calcext:value-type="string">
            <text:p>横浜丸魚</text:p>
          </table:table-cell>
          <table:table-cell table:style-name="ce46" office:value-type="float" office:value="8045" calcext:value-type="float">
            <text:p>804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22" calcext:value-type="float">
            <text:p>822.0</text:p>
          </table:table-cell>
          <table:table-cell table:style-name="ce54" office:value-type="float" office:value="831" calcext:value-type="float">
            <text:p>831.0</text:p>
          </table:table-cell>
          <table:table-cell table:style-name="ce48" table:formula="of:=[.D62]*([.F62]-[.E62])" office:value-type="float" office:value="900" calcext:value-type="float">
            <text:p>900</text:p>
          </table:table-cell>
          <table:table-cell table:style-name="ce46" office:value-type="string" calcext:value-type="string">
            <text:p>11/7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ユナイテッド</text:p>
          </table:table-cell>
          <table:table-cell table:style-name="ce46" office:value-type="float" office:value="2497" calcext:value-type="float">
            <text:p>249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00" calcext:value-type="float">
            <text:p>900.0</text:p>
          </table:table-cell>
          <table:table-cell table:style-name="ce54" office:value-type="float" office:value="910" calcext:value-type="float">
            <text:p>910.0</text:p>
          </table:table-cell>
          <table:table-cell table:style-name="ce48" table:formula="of:=[.D63]*([.F63]-[.E63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オエノンホールディングス</text:p>
          </table:table-cell>
          <table:table-cell table:style-name="ce52" office:value-type="float" office:value="2533" calcext:value-type="float">
            <text:p>2533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424" calcext:value-type="float">
            <text:p>424.0</text:p>
          </table:table-cell>
          <table:table-cell table:style-name="ce55" office:value-type="float" office:value="378" calcext:value-type="float">
            <text:p>378.0</text:p>
          </table:table-cell>
          <table:table-cell table:style-name="ce57" table:formula="of:=[.D64]*([.F64]-[.E64])" office:value-type="float" office:value="-4600" calcext:value-type="float">
            <text:p>-4,6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11/7 中間決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あじかん</text:p>
          </table:table-cell>
          <table:table-cell table:style-name="ce46" office:value-type="float" office:value="2907" calcext:value-type="float">
            <text:p>29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67" calcext:value-type="float">
            <text:p>967.0</text:p>
          </table:table-cell>
          <table:table-cell table:style-name="ce54" office:value-type="float" office:value="977" calcext:value-type="float">
            <text:p>977.0</text:p>
          </table:table-cell>
          <table:table-cell table:style-name="ce48" table:formula="of:=[.D65]*([.F65]-[.E65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三越伊勢丹ＨＤ </text:p>
          </table:table-cell>
          <table:table-cell table:style-name="ce46" office:value-type="float" office:value="3099" calcext:value-type="float">
            <text:p>30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37.5" calcext:value-type="float">
            <text:p>1,637.5</text:p>
          </table:table-cell>
          <table:table-cell table:style-name="ce54" office:value-type="float" office:value="1647.5" calcext:value-type="float">
            <text:p>1,647.5</text:p>
          </table:table-cell>
          <table:table-cell table:style-name="ce48" table:formula="of:=[.D66]*([.F66]-[.E6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クリエイト・レストランツ・ホール</text:p>
          </table:table-cell>
          <table:table-cell table:style-name="ce52" office:value-type="float" office:value="3387" calcext:value-type="float">
            <text:p>3387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46" calcext:value-type="float">
            <text:p>1,046.0</text:p>
          </table:table-cell>
          <table:table-cell table:style-name="ce55" office:value-type="float" office:value="1026" calcext:value-type="float">
            <text:p>1,026.0</text:p>
          </table:table-cell>
          <table:table-cell table:style-name="ce57" table:formula="of:=[.D67]*([.F67]-[.E67])" office:value-type="float" office:value="-2000" calcext:value-type="float">
            <text:p>-2,000</text:p>
          </table:table-cell>
          <table:table-cell table:style-name="ce52" office:value-type="string" calcext:value-type="string">
            <text:p>損切り</text:p>
          </table:table-cell>
          <table:table-cell table:style-name="ce52" office:value-type="string" calcext:value-type="string">
            <text:p>アナリスト強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中越パルプ</text:p>
          </table:table-cell>
          <table:table-cell table:style-name="ce46" office:value-type="float" office:value="3877" calcext:value-type="float">
            <text:p>387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56" calcext:value-type="float">
            <text:p>1,456.0</text:p>
          </table:table-cell>
          <table:table-cell table:style-name="ce54" office:value-type="float" office:value="1466" calcext:value-type="float">
            <text:p>1,466.0</text:p>
          </table:table-cell>
          <table:table-cell table:style-name="ce48" table:formula="of:=[.D68]*([.F68]-[.E68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サイボウズ</text:p>
          </table:table-cell>
          <table:table-cell table:style-name="ce46" office:value-type="float" office:value="4776" calcext:value-type="float">
            <text:p>477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2018" calcext:value-type="float">
            <text:p>2,018.0</text:p>
          </table:table-cell>
          <table:table-cell table:style-name="ce54" office:value-type="float" office:value="2031.8" calcext:value-type="float">
            <text:p>2,031.8</text:p>
          </table:table-cell>
          <table:table-cell table:style-name="ce57" table:formula="of:=[.D69]*([.F69]-[.E69])" office:value-type="float" office:value="1380" calcext:value-type="float">
            <text:p>1,38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日本山村硝子</text:p>
          </table:table-cell>
          <table:table-cell table:style-name="ce46" office:value-type="float" office:value="5210" calcext:value-type="float">
            <text:p>521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42" calcext:value-type="float">
            <text:p>1,642.0</text:p>
          </table:table-cell>
          <table:table-cell table:style-name="ce54" office:value-type="float" office:value="1652" calcext:value-type="float">
            <text:p>1,652.0</text:p>
          </table:table-cell>
          <table:table-cell table:style-name="ce57" table:formula="of:=[.D70]*([.F70]-[.E70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ＬＡＢＯＲＯ．ＡＩ</text:p>
          </table:table-cell>
          <table:table-cell table:style-name="ce46" office:value-type="float" office:value="5586" calcext:value-type="float">
            <text:p>55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80" calcext:value-type="float">
            <text:p>880.0</text:p>
          </table:table-cell>
          <table:table-cell table:style-name="ce54" office:value-type="float" office:value="890" calcext:value-type="float">
            <text:p>890.0</text:p>
          </table:table-cell>
          <table:table-cell table:style-name="ce48" table:formula="of:=[.D71]*([.F71]-[.E71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しずおかフィナンシャルク</text:p>
          </table:table-cell>
          <table:table-cell table:style-name="ce46" office:value-type="float" office:value="5831" calcext:value-type="float">
            <text:p>583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7" calcext:value-type="float">
            <text:p>1,187.0</text:p>
          </table:table-cell>
          <table:table-cell table:style-name="ce54" office:value-type="float" office:value="1197" calcext:value-type="float">
            <text:p>1,197.0</text:p>
          </table:table-cell>
          <table:table-cell table:style-name="ce48" table:formula="of:=[.D72]*([.F72]-[.E72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やまびこ</text:p>
          </table:table-cell>
          <table:table-cell table:style-name="ce46" office:value-type="float" office:value="6250" calcext:value-type="float">
            <text:p>62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97" calcext:value-type="float">
            <text:p>1,397.0</text:p>
          </table:table-cell>
          <table:table-cell table:style-name="ce54" office:value-type="float" office:value="1407" calcext:value-type="float">
            <text:p>1,407.0</text:p>
          </table:table-cell>
          <table:table-cell table:style-name="ce57" table:formula="of:=[.D73]*([.F73]-[.E7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レオン自動機</text:p>
          </table:table-cell>
          <table:table-cell table:style-name="ce46" office:value-type="float" office:value="6272" calcext:value-type="float">
            <text:p>62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35" calcext:value-type="float">
            <text:p>1,335.0</text:p>
          </table:table-cell>
          <table:table-cell table:style-name="ce54" office:value-type="float" office:value="1349" calcext:value-type="float">
            <text:p>1,349.0</text:p>
          </table:table-cell>
          <table:table-cell table:style-name="ce48" table:formula="of:=[.D74]*([.F74]-[.E74])" office:value-type="float" office:value="1400" calcext:value-type="float">
            <text:p>1,4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寺崎電気産業</text:p>
          </table:table-cell>
          <table:table-cell table:style-name="ce46" office:value-type="float" office:value="6637" calcext:value-type="float">
            <text:p>663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41" calcext:value-type="float">
            <text:p>1,641.0</text:p>
          </table:table-cell>
          <table:table-cell table:style-name="ce54" office:value-type="float" office:value="1651" calcext:value-type="float">
            <text:p>1,651.0</text:p>
          </table:table-cell>
          <table:table-cell table:style-name="ce57" table:formula="of:=[.D75]*([.F75]-[.E75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フロンティア・マネジメント </text:p>
          </table:table-cell>
          <table:table-cell table:style-name="ce46" office:value-type="float" office:value="7038" calcext:value-type="float">
            <text:p>70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24" calcext:value-type="float">
            <text:p>1,624.0</text:p>
          </table:table-cell>
          <table:table-cell table:style-name="ce54" office:value-type="float" office:value="1634" calcext:value-type="float">
            <text:p>1,634.0</text:p>
          </table:table-cell>
          <table:table-cell table:style-name="ce57" table:formula="of:=[.D76]*([.F76]-[.E7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九州フィナンシャルＧ</text:p>
          </table:table-cell>
          <table:table-cell table:style-name="ce46" office:value-type="float" office:value="7180" calcext:value-type="float">
            <text:p>718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86.4" calcext:value-type="float">
            <text:p>886.4</text:p>
          </table:table-cell>
          <table:table-cell table:style-name="ce54" office:value-type="float" office:value="896.4" calcext:value-type="float">
            <text:p>896.4</text:p>
          </table:table-cell>
          <table:table-cell table:style-name="ce57" table:formula="of:=[.D77]*([.F77]-[.E77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本田技研</text:p>
          </table:table-cell>
          <table:table-cell table:style-name="ce46" office:value-type="float" office:value="7267" calcext:value-type="float">
            <text:p>726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11.5" calcext:value-type="float">
            <text:p>1,611.5</text:p>
          </table:table-cell>
          <table:table-cell table:style-name="ce54" office:value-type="float" office:value="1622" calcext:value-type="float">
            <text:p>1,622.0</text:p>
          </table:table-cell>
          <table:table-cell table:style-name="ce57" table:formula="of:=[.D78]*([.F78]-[.E78])" office:value-type="float" office:value="1050" calcext:value-type="float">
            <text:p>1,05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ひろぎんＨＬＤＧＳ</text:p>
          </table:table-cell>
          <table:table-cell table:style-name="ce46" office:value-type="float" office:value="7337" calcext:value-type="float">
            <text:p>733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03.5" calcext:value-type="float">
            <text:p>903.5</text:p>
          </table:table-cell>
          <table:table-cell table:style-name="ce54" office:value-type="float" office:value="913.5" calcext:value-type="float">
            <text:p>913.5</text:p>
          </table:table-cell>
          <table:table-cell table:style-name="ce57" table:formula="of:=[.D79]*([.F79]-[.E79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シークス</text:p>
          </table:table-cell>
          <table:table-cell table:style-name="ce46" office:value-type="float" office:value="7613" calcext:value-type="float">
            <text:p>761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25" calcext:value-type="float">
            <text:p>1,425.0</text:p>
          </table:table-cell>
          <table:table-cell table:style-name="ce54" office:value-type="float" office:value="1435" calcext:value-type="float">
            <text:p>1,435.0</text:p>
          </table:table-cell>
          <table:table-cell table:style-name="ce57" table:formula="of:=[.D80]*([.F80]-[.E80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助川電気工業</text:p>
          </table:table-cell>
          <table:table-cell table:style-name="ce46" office:value-type="float" office:value="7711" calcext:value-type="float">
            <text:p>771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55" calcext:value-type="float">
            <text:p>1,155.0</text:p>
          </table:table-cell>
          <table:table-cell table:style-name="ce54" office:value-type="float" office:value="1165" calcext:value-type="float">
            <text:p>1,165.0</text:p>
          </table:table-cell>
          <table:table-cell table:style-name="ce48" table:formula="of:=[.D81]*([.F81]-[.E81])" office:value-type="float" office:value="1000" calcext:value-type="float">
            <text:p>1,000</text:p>
          </table:table-cell>
          <table:table-cell table:style-name="ce46" office:value-type="string" calcext:value-type="string">
            <text:p>11/9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イトーキ</text:p>
          </table:table-cell>
          <table:table-cell table:style-name="ce46" office:value-type="float" office:value="7972" calcext:value-type="float">
            <text:p>79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50" calcext:value-type="float">
            <text:p>1,350.0</text:p>
          </table:table-cell>
          <table:table-cell table:style-name="ce54" office:value-type="float" office:value="1360" calcext:value-type="float">
            <text:p>1,360.0</text:p>
          </table:table-cell>
          <table:table-cell table:style-name="ce57" table:formula="of:=[.D82]*([.F82]-[.E82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9" office:value-type="date" office:date-value="2023-11-09" calcext:value-type="date">
            <text:p>2023/11/09</text:p>
          </table:table-cell>
          <table:table-cell table:style-name="ce51" office:value-type="string" calcext:value-type="string">
            <text:p>ソーダニツカ </text:p>
          </table:table-cell>
          <table:table-cell table:style-name="ce52" office:value-type="float" office:value="8158" calcext:value-type="float">
            <text:p>8158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70" calcext:value-type="float">
            <text:p>1,070.0</text:p>
          </table:table-cell>
          <table:table-cell table:style-name="ce55" office:value-type="float" office:value="970" calcext:value-type="float">
            <text:p>970.0</text:p>
          </table:table-cell>
          <table:table-cell table:style-name="ce57" table:formula="of:=[.D83]*([.F83]-[.E83])" office:value-type="float" office:value="-10000" calcext:value-type="float">
            <text:p>-10,000</text:p>
          </table:table-cell>
          <table:table-cell table:style-name="ce52" office:value-type="string" calcext:value-type="string">
            <text:p>損切り、価格検討</text:p>
          </table:table-cell>
          <table:table-cell table:style-name="ce52" office:value-type="string" calcext:value-type="string">
            <text:p>11/7 14:20 中間決算×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群馬銀行</text:p>
          </table:table-cell>
          <table:table-cell table:style-name="ce46" office:value-type="float" office:value="8334" calcext:value-type="float">
            <text:p>833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00.3" calcext:value-type="float">
            <text:p>700.3</text:p>
          </table:table-cell>
          <table:table-cell table:style-name="ce54" office:value-type="float" office:value="659.2" calcext:value-type="float">
            <text:p>659.2</text:p>
          </table:table-cell>
          <table:table-cell table:style-name="ce57" table:formula="of:=[.D84]*([.F84]-[.E84])" office:value-type="float" office:value="-4109.99999999999" calcext:value-type="float">
            <text:p>-4,11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19,673 百万円 &lt; 39,800（予想）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アニコムホールディングス</text:p>
          </table:table-cell>
          <table:table-cell table:style-name="ce46" office:value-type="float" office:value="8715" calcext:value-type="float">
            <text:p>871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537.5" calcext:value-type="float">
            <text:p>537.5</text:p>
          </table:table-cell>
          <table:table-cell table:style-name="ce54" office:value-type="float" office:value="573" calcext:value-type="float">
            <text:p>573.0</text:p>
          </table:table-cell>
          <table:table-cell table:style-name="ce57" table:formula="of:=[.D85]*([.F85]-[.E85])" office:value-type="float" office:value="3550" calcext:value-type="float">
            <text:p>3,55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2,601 百万円 &lt; 4,207（予想）</text:p>
          </table:table-cell>
        </table:table-row>
        <table:table-row table:style-name="ro2">
          <table:table-cell table:style-name="ce42" office:value-type="date" office:date-value="2023-11-09" calcext:value-type="date">
            <text:p>2023/11/09</text:p>
          </table:table-cell>
          <table:table-cell table:style-name="ce45" office:value-type="string" calcext:value-type="string">
            <text:p>京浜急行</text:p>
          </table:table-cell>
          <table:table-cell table:style-name="ce46" office:value-type="float" office:value="9006" calcext:value-type="float">
            <text:p>90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4.5" calcext:value-type="float">
            <text:p>1,264.5</text:p>
          </table:table-cell>
          <table:table-cell table:style-name="ce54" office:value-type="float" office:value="1274.5" calcext:value-type="float">
            <text:p>1,274.5</text:p>
          </table:table-cell>
          <table:table-cell table:style-name="ce57" table:formula="of:=[.D86]*([.F86]-[.E86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ホクリヨウ</text:p>
          </table:table-cell>
          <table:table-cell table:style-name="ce46" office:value-type="float" office:value="1384" calcext:value-type="float">
            <text:p>138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0" calcext:value-type="float">
            <text:p>1,000.0</text:p>
          </table:table-cell>
          <table:table-cell table:style-name="ce54" office:value-type="float" office:value="1010" calcext:value-type="float">
            <text:p>1,010.0</text:p>
          </table:table-cell>
          <table:table-cell table:style-name="ce57" table:formula="of:=[.D87]*([.F87]-[.E87])" office:value-type="float" office:value="1000" calcext:value-type="float">
            <text:p>1,0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名糖産業</text:p>
          </table:table-cell>
          <table:table-cell table:style-name="ce46" office:value-type="float" office:value="2207" calcext:value-type="float">
            <text:p>22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07" calcext:value-type="float">
            <text:p>1,607.0</text:p>
          </table:table-cell>
          <table:table-cell table:style-name="ce54" office:value-type="float" office:value="1617" calcext:value-type="float">
            <text:p>1,617.0</text:p>
          </table:table-cell>
          <table:table-cell table:style-name="ce57" table:formula="of:=[.D88]*([.F88]-[.E88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レアジョブ</text:p>
          </table:table-cell>
          <table:table-cell table:style-name="ce46" office:value-type="float" office:value="6096" calcext:value-type="float">
            <text:p>60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45" calcext:value-type="float">
            <text:p>945.0</text:p>
          </table:table-cell>
          <table:table-cell table:style-name="ce54" office:value-type="float" office:value="955" calcext:value-type="float">
            <text:p>955.0</text:p>
          </table:table-cell>
          <table:table-cell table:style-name="ce57" table:formula="of:=[.D89]*([.F89]-[.E89])" office:value-type="float" office:value="1000" calcext:value-type="float">
            <text:p>1,0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めぶきフィナンシャルＧ</text:p>
          </table:table-cell>
          <table:table-cell table:style-name="ce46" office:value-type="float" office:value="7167" calcext:value-type="float">
            <text:p>716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425" calcext:value-type="float">
            <text:p>425.0</text:p>
          </table:table-cell>
          <table:table-cell table:style-name="ce54" office:value-type="float" office:value="435" calcext:value-type="float">
            <text:p>435.0</text:p>
          </table:table-cell>
          <table:table-cell table:style-name="ce57" table:formula="of:=[.D90]*([.F90]-[.E90])" office:value-type="float" office:value="1000" calcext:value-type="float">
            <text:p>1,0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日本ライフライン</text:p>
          </table:table-cell>
          <table:table-cell table:style-name="ce46" office:value-type="float" office:value="7575" calcext:value-type="float">
            <text:p>757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54" office:value-type="float" office:value="1101" calcext:value-type="float">
            <text:p>1,101.0</text:p>
          </table:table-cell>
          <table:table-cell table:style-name="ce57" table:formula="of:=[.D91]*([.F91]-[.E91])" office:value-type="float" office:value="0" calcext:value-type="float">
            <text:p>0</text:p>
          </table:table-cell>
          <table:table-cell table:style-name="ce46" office:value-type="string" calcext:value-type="string">
            <text:p>11/6 中間決算△</text:p>
          </table:table-cell>
          <table:table-cell table:style-name="ce46" office:value-type="string" calcext:value-type="string">
            <text:p>経常利益： 5,621 百万円 &lt; 9,400</text:p>
          </table:table-cell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中央倉庫</text:p>
          </table:table-cell>
          <table:table-cell table:style-name="ce46" office:value-type="float" office:value="9319" calcext:value-type="float">
            <text:p>93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68.6" calcext:value-type="float">
            <text:p>1,068.6</text:p>
          </table:table-cell>
          <table:table-cell table:style-name="ce54" office:value-type="float" office:value="1065" calcext:value-type="float">
            <text:p>1,065.0</text:p>
          </table:table-cell>
          <table:table-cell table:style-name="ce57" table:formula="of:=[.D92]*([.F92]-[.E92])" office:value-type="float" office:value="-359.999999999991" calcext:value-type="float">
            <text:p>-360</text:p>
          </table:table-cell>
          <table:table-cell table:style-name="ce46" office:value-type="string" calcext:value-type="string">
            <text:p>11/8 中間決算△</text:p>
          </table:table-cell>
          <table:table-cell table:style-name="ce46" office:value-type="string" calcext:value-type="string">
            <text:p>経常利益： 1,197 百万円（△14.7%）</text:p>
          </table:table-cell>
        </table:table-row>
        <table:table-row table:style-name="ro2">
          <table:table-cell table:style-name="ce42" office:value-type="date" office:date-value="2023-11-10" calcext:value-type="date">
            <text:p>2023/11/10</text:p>
          </table:table-cell>
          <table:table-cell table:style-name="ce45" office:value-type="string" calcext:value-type="string">
            <text:p>ビジョン</text:p>
          </table:table-cell>
          <table:table-cell table:style-name="ce46" office:value-type="float" office:value="9416" calcext:value-type="float">
            <text:p>941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57" calcext:value-type="float">
            <text:p>1,357.0</text:p>
          </table:table-cell>
          <table:table-cell table:style-name="ce54" office:value-type="float" office:value="1367" calcext:value-type="float">
            <text:p>1,367.0</text:p>
          </table:table-cell>
          <table:table-cell table:style-name="ce57" table:formula="of:=[.D93]*([.F93]-[.E9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フィード・ワン</text:p>
          </table:table-cell>
          <table:table-cell table:style-name="ce46" office:value-type="float" office:value="2060" calcext:value-type="float">
            <text:p>2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64.4" calcext:value-type="float">
            <text:p>764.4</text:p>
          </table:table-cell>
          <table:table-cell table:style-name="ce54" office:value-type="float" office:value="775" calcext:value-type="float">
            <text:p>775.0</text:p>
          </table:table-cell>
          <table:table-cell table:style-name="ce48" table:formula="of:=[.D94]*([.F94]-[.E94])" office:value-type="float" office:value="1060" calcext:value-type="float">
            <text:p>1,060</text:p>
          </table:table-cell>
          <table:table-cell table:style-name="ce46" office:value-type="string" calcext:value-type="string">
            <text:p>11/8 中間決算◎？</text:p>
          </table:table-cell>
          <table:table-cell table:style-name="ce46" office:value-type="string" calcext:value-type="string">
            <text:p>経常利益： 3,171 百万円</text:p>
          </table:table-cell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サンセイランディック</text:p>
          </table:table-cell>
          <table:table-cell table:style-name="ce46" office:value-type="float" office:value="3277" calcext:value-type="float">
            <text:p>327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64.4" calcext:value-type="float">
            <text:p>764.4</text:p>
          </table:table-cell>
          <table:table-cell table:style-name="ce54" office:value-type="float" office:value="1031" calcext:value-type="float">
            <text:p>1,031.0</text:p>
          </table:table-cell>
          <table:table-cell table:style-name="ce48" table:formula="of:=[.D95]*([.F95]-[.E95])" office:value-type="float" office:value="26660" calcext:value-type="float">
            <text:p>26,66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ムゲンエステート</text:p>
          </table:table-cell>
          <table:table-cell table:style-name="ce46" office:value-type="float" office:value="3299" calcext:value-type="float">
            <text:p>32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62" calcext:value-type="float">
            <text:p>1,162.0</text:p>
          </table:table-cell>
          <table:table-cell table:style-name="ce54" office:value-type="float" office:value="1173" calcext:value-type="float">
            <text:p>1,173.0</text:p>
          </table:table-cell>
          <table:table-cell table:style-name="ce48" table:formula="of:=[.D96]*([.F96]-[.E96])" office:value-type="float" office:value="1100" calcext:value-type="float">
            <text:p>1,10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ビーロット</text:p>
          </table:table-cell>
          <table:table-cell table:style-name="ce46" office:value-type="float" office:value="3452" calcext:value-type="float">
            <text:p>345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03" calcext:value-type="float">
            <text:p>803.0</text:p>
          </table:table-cell>
          <table:table-cell table:style-name="ce54" office:value-type="float" office:value="832" calcext:value-type="float">
            <text:p>832.0</text:p>
          </table:table-cell>
          <table:table-cell table:style-name="ce48" table:formula="of:=[.D97]*([.F97]-[.E97])" office:value-type="float" office:value="2900" calcext:value-type="float">
            <text:p>2,900</text:p>
          </table:table-cell>
          <table:table-cell table:style-name="ce46" office:value-type="string" calcext:value-type="string">
            <text:p>11/14 第３四半期決算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力の源ＨＤ</text:p>
          </table:table-cell>
          <table:table-cell table:style-name="ce46" office:value-type="float" office:value="3561" calcext:value-type="float">
            <text:p>356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750" calcext:value-type="float">
            <text:p>1,750.0</text:p>
          </table:table-cell>
          <table:table-cell table:style-name="ce54" office:value-type="float" office:value="1766" calcext:value-type="float">
            <text:p>1,766.0</text:p>
          </table:table-cell>
          <table:table-cell table:style-name="ce48" table:formula="of:=[.D98]*([.F98]-[.E98])" office:value-type="float" office:value="1600" calcext:value-type="float">
            <text:p>1,600</text:p>
          </table:table-cell>
          <table:table-cell table:style-name="ce46" office:value-type="string" calcext:value-type="string">
            <text:p>11/14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ギフティ</text:p>
          </table:table-cell>
          <table:table-cell table:style-name="ce46" office:value-type="float" office:value="4449" calcext:value-type="float">
            <text:p>444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00" calcext:value-type="float">
            <text:p>1,400.0</text:p>
          </table:table-cell>
          <table:table-cell table:style-name="ce54" office:value-type="float" office:value="1419" calcext:value-type="float">
            <text:p>1,419.0</text:p>
          </table:table-cell>
          <table:table-cell table:style-name="ce48" table:formula="of:=[.D99]*([.F99]-[.E99])" office:value-type="float" office:value="1900" calcext:value-type="float">
            <text:p>1,900</text:p>
          </table:table-cell>
          <table:table-cell table:style-name="ce46" office:value-type="string" calcext:value-type="string">
            <text:p>11/14 第３四半期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日本ペイントＨＯＬＤ</text:p>
          </table:table-cell>
          <table:table-cell table:style-name="ce46" office:value-type="float" office:value="4612" calcext:value-type="float">
            <text:p>461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3" calcext:value-type="float">
            <text:p>1,043.0</text:p>
          </table:table-cell>
          <table:table-cell table:style-name="ce54" office:value-type="float" office:value="1053" calcext:value-type="float">
            <text:p>1,053.0</text:p>
          </table:table-cell>
          <table:table-cell table:style-name="ce48" table:formula="of:=[.D100]*([.F100]-[.E10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オープンワーク</text:p>
          </table:table-cell>
          <table:table-cell table:style-name="ce46" office:value-type="float" office:value="5139" calcext:value-type="float">
            <text:p>513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4" calcext:value-type="float">
            <text:p>924.0</text:p>
          </table:table-cell>
          <table:table-cell table:style-name="ce54" office:value-type="float" office:value="934" calcext:value-type="float">
            <text:p>934.0</text:p>
          </table:table-cell>
          <table:table-cell table:style-name="ce48" table:formula="of:=[.D101]*([.F101]-[.E101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ＪＭＣ</text:p>
          </table:table-cell>
          <table:table-cell table:style-name="ce46" office:value-type="float" office:value="5704" calcext:value-type="float">
            <text:p>570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0" calcext:value-type="float">
            <text:p>1,100.0</text:p>
          </table:table-cell>
          <table:table-cell table:style-name="ce54" office:value-type="float" office:value="1110" calcext:value-type="float">
            <text:p>1,110.0</text:p>
          </table:table-cell>
          <table:table-cell table:style-name="ce48" table:formula="of:=[.D102]*([.F102]-[.E10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92.5" calcext:value-type="float">
            <text:p>1,292.5</text:p>
          </table:table-cell>
          <table:table-cell table:style-name="ce54" office:value-type="float" office:value="1302.5" calcext:value-type="float">
            <text:p>1,302.5</text:p>
          </table:table-cell>
          <table:table-cell table:style-name="ce48" table:formula="of:=[.D103]*([.F103]-[.E103])" office:value-type="float" office:value="1000" calcext:value-type="float">
            <text:p>1,0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ミナトホールディングス</text:p>
          </table:table-cell>
          <table:table-cell table:style-name="ce46" office:value-type="float" office:value="6862" calcext:value-type="float">
            <text:p>68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87" calcext:value-type="float">
            <text:p>787.0</text:p>
          </table:table-cell>
          <table:table-cell table:style-name="ce54" office:value-type="float" office:value="922" calcext:value-type="float">
            <text:p>922.0</text:p>
          </table:table-cell>
          <table:table-cell table:style-name="ce48" table:formula="of:=[.D104]*([.F104]-[.E104])" office:value-type="float" office:value="13500" calcext:value-type="float">
            <text:p>13,5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トミタ</text:p>
          </table:table-cell>
          <table:table-cell table:style-name="ce46" office:value-type="float" office:value="8147" calcext:value-type="float">
            <text:p>814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54" office:value-type="float" office:value="1224" calcext:value-type="float">
            <text:p>1,224.0</text:p>
          </table:table-cell>
          <table:table-cell table:style-name="ce48" table:formula="of:=[.D105]*([.F105]-[.E105])" office:value-type="float" office:value="3600" calcext:value-type="float">
            <text:p>3,6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2">
          <table:table-cell table:style-name="ce42" office:value-type="date" office:date-value="2023-11-13" calcext:value-type="date">
            <text:p>2023/11/13</text:p>
          </table:table-cell>
          <table:table-cell table:style-name="ce45" office:value-type="string" calcext:value-type="string">
            <text:p>センコーグループＨＬＤＧＳ</text:p>
          </table:table-cell>
          <table:table-cell table:style-name="ce46" office:value-type="float" office:value="9069" calcext:value-type="float">
            <text:p>90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9" calcext:value-type="float">
            <text:p>1,029.0</text:p>
          </table:table-cell>
          <table:table-cell table:style-name="ce54" office:value-type="float" office:value="1040" calcext:value-type="float">
            <text:p>1,040.0</text:p>
          </table:table-cell>
          <table:table-cell table:style-name="ce48" table:formula="of:=[.D106]*([.F106]-[.E106])" office:value-type="float" office:value="1100" calcext:value-type="float">
            <text:p>1,100</text:p>
          </table:table-cell>
          <table:table-cell table:style-name="ce46" office:value-type="string" calcext:value-type="string">
            <text:p>11/13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横浜冷凍</text:p>
          </table:table-cell>
          <table:table-cell table:style-name="ce46" office:value-type="float" office:value="2874" calcext:value-type="float">
            <text:p>287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78" calcext:value-type="float">
            <text:p>1,178.0</text:p>
          </table:table-cell>
          <table:table-cell table:style-name="ce54" office:value-type="float" office:value="1188" calcext:value-type="float">
            <text:p>1,188.0</text:p>
          </table:table-cell>
          <table:table-cell table:style-name="ce48" table:formula="of:=[.D107]*([.F107]-[.E10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テクニスコ</text:p>
          </table:table-cell>
          <table:table-cell table:style-name="ce46" office:value-type="float" office:value="2962" calcext:value-type="float">
            <text:p>296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687" calcext:value-type="float">
            <text:p>687.0</text:p>
          </table:table-cell>
          <table:table-cell table:style-name="ce54" office:value-type="float" office:value="700" calcext:value-type="float">
            <text:p>700.0</text:p>
          </table:table-cell>
          <table:table-cell table:style-name="ce48" table:formula="of:=[.D108]*([.F108]-[.E108])" office:value-type="float" office:value="1300" calcext:value-type="float">
            <text:p>1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ビューティ花壇</text:p>
          </table:table-cell>
          <table:table-cell table:style-name="ce46" office:value-type="float" office:value="3041" calcext:value-type="float">
            <text:p>30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20" calcext:value-type="float">
            <text:p>1,020.0</text:p>
          </table:table-cell>
          <table:table-cell table:style-name="ce54" office:value-type="float" office:value="1030" calcext:value-type="float">
            <text:p>1,030.0</text:p>
          </table:table-cell>
          <table:table-cell table:style-name="ce48" table:formula="of:=[.D109]*([.F109]-[.E10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日本情報クリエイト</text:p>
          </table:table-cell>
          <table:table-cell table:style-name="ce46" office:value-type="float" office:value="4054" calcext:value-type="float">
            <text:p>405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24" calcext:value-type="float">
            <text:p>824.0</text:p>
          </table:table-cell>
          <table:table-cell table:style-name="ce54" office:value-type="float" office:value="834" calcext:value-type="float">
            <text:p>834.0</text:p>
          </table:table-cell>
          <table:table-cell table:style-name="ce48" table:formula="of:=[.D110]*([.F110]-[.E11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インバウンドＰＦ</text:p>
          </table:table-cell>
          <table:table-cell table:style-name="ce46" office:value-type="float" office:value="5587" calcext:value-type="float">
            <text:p>558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977" calcext:value-type="float">
            <text:p>1,977.0</text:p>
          </table:table-cell>
          <table:table-cell table:style-name="ce54" office:value-type="float" office:value="1987" calcext:value-type="float">
            <text:p>1,987.0</text:p>
          </table:table-cell>
          <table:table-cell table:style-name="ce48" table:formula="of:=[.D111]*([.F111]-[.E11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エラン</text:p>
          </table:table-cell>
          <table:table-cell table:style-name="ce46" office:value-type="float" office:value="6099" calcext:value-type="float">
            <text:p>609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98" calcext:value-type="float">
            <text:p>898.0</text:p>
          </table:table-cell>
          <table:table-cell table:style-name="ce54" office:value-type="float" office:value="908" calcext:value-type="float">
            <text:p>908.0</text:p>
          </table:table-cell>
          <table:table-cell table:style-name="ce48" table:formula="of:=[.D112]*([.F112]-[.E11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ツナググループＨＬＤＧＳ</text:p>
          </table:table-cell>
          <table:table-cell table:style-name="ce46" office:value-type="float" office:value="6551" calcext:value-type="float">
            <text:p>655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744" calcext:value-type="float">
            <text:p>744.0</text:p>
          </table:table-cell>
          <table:table-cell table:style-name="ce54" office:value-type="float" office:value="754" calcext:value-type="float">
            <text:p>754.0</text:p>
          </table:table-cell>
          <table:table-cell table:style-name="ce48" table:formula="of:=[.D113]*([.F113]-[.E11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インティメート・マージャー</text:p>
          </table:table-cell>
          <table:table-cell table:style-name="ce46" office:value-type="float" office:value="7072" calcext:value-type="float">
            <text:p>707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1" calcext:value-type="float">
            <text:p>1,091.0</text:p>
          </table:table-cell>
          <table:table-cell table:style-name="ce54" office:value-type="float" office:value="1106" calcext:value-type="float">
            <text:p>1,106.0</text:p>
          </table:table-cell>
          <table:table-cell table:style-name="ce48" table:formula="of:=[.D114]*([.F114]-[.E114])" office:value-type="float" office:value="1500" calcext:value-type="float">
            <text:p>1,5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83.5" calcext:value-type="float">
            <text:p>1,283.5</text:p>
          </table:table-cell>
          <table:table-cell table:style-name="ce54" office:value-type="float" office:value="1284" calcext:value-type="float">
            <text:p>1,284.0</text:p>
          </table:table-cell>
          <table:table-cell table:style-name="ce48" table:formula="of:=[.D115]*([.F115]-[.E115])" office:value-type="float" office:value="150" calcext:value-type="float">
            <text:p>150</text:p>
          </table:table-cell>
          <table:table-cell table:style-name="ce46" office:value-type="string" calcext:value-type="string">
            <text:p>11/14 中間決算、アナリスト強気</text:p>
          </table:table-cell>
          <table:table-cell table:style-name="ce46"/>
        </table:table-row>
        <table:table-row table:style-name="ro1">
          <table:table-cell table:style-name="ce42" office:value-type="date" office:date-value="2023-11-14" calcext:value-type="date">
            <text:p>2023/11/14</text:p>
          </table:table-cell>
          <table:table-cell table:style-name="ce45" office:value-type="string" calcext:value-type="string">
            <text:p>人・夢・技術グループ</text:p>
          </table:table-cell>
          <table:table-cell table:style-name="ce46" office:value-type="float" office:value="9248" calcext:value-type="float">
            <text:p>924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769" calcext:value-type="float">
            <text:p>1,769.0</text:p>
          </table:table-cell>
          <table:table-cell table:style-name="ce54" office:value-type="float" office:value="1770" calcext:value-type="float">
            <text:p>1,770.0</text:p>
          </table:table-cell>
          <table:table-cell table:style-name="ce48" table:formula="of:=[.D116]*([.F116]-[.E116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レアジョブ</text:p>
          </table:table-cell>
          <table:table-cell table:style-name="ce46" office:value-type="float" office:value="6096" calcext:value-type="float">
            <text:p>609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26" calcext:value-type="float">
            <text:p>926.0</text:p>
          </table:table-cell>
          <table:table-cell table:style-name="ce54" office:value-type="float" office:value="938" calcext:value-type="float">
            <text:p>938.0</text:p>
          </table:table-cell>
          <table:table-cell table:style-name="ce48" table:formula="of:=[.D117]*([.F117]-[.E117])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新東工業</text:p>
          </table:table-cell>
          <table:table-cell table:style-name="ce46" office:value-type="float" office:value="6339" calcext:value-type="float">
            <text:p>633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6" calcext:value-type="float">
            <text:p>1,046.0</text:p>
          </table:table-cell>
          <table:table-cell table:style-name="ce54" office:value-type="float" office:value="1056" calcext:value-type="float">
            <text:p>1,056.0</text:p>
          </table:table-cell>
          <table:table-cell table:style-name="ce48" table:formula="of:=[.D118]*([.F118]-[.E11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アネスト岩田 </text:p>
          </table:table-cell>
          <table:table-cell table:style-name="ce46" office:value-type="float" office:value="6381" calcext:value-type="float">
            <text:p>638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119.5" calcext:value-type="float">
            <text:p>1,119.5</text:p>
          </table:table-cell>
          <table:table-cell table:style-name="ce54" office:value-type="float" office:value="1125" calcext:value-type="float">
            <text:p>1,125.0</text:p>
          </table:table-cell>
          <table:table-cell table:style-name="ce48" table:formula="of:=[.D119]*([.F119]-[.E119])" office:value-type="float" office:value="1100" calcext:value-type="float">
            <text:p>1,100</text:p>
          </table:table-cell>
          <table:table-cell table:style-name="ce46" office:value-type="string" calcext:value-type="string">
            <text:p>11/9 中間決算○</text:p>
          </table:table-cell>
          <table:table-cell table:style-name="ce46" office:value-type="string" calcext:value-type="string">
            <text:p>経常利益： 3,951 百万円 &gt; 3,240（会社予想）</text:p>
          </table:table-cell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東洋電機</text:p>
          </table:table-cell>
          <table:table-cell table:style-name="ce46" office:value-type="float" office:value="6655" calcext:value-type="float">
            <text:p>6655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2" table:style-name="ce54" office:value-type="float" office:value="780" calcext:value-type="float">
            <text:p>780.0</text:p>
          </table:table-cell>
          <table:table-cell table:style-name="ce48" table:formula="of:=[.D120]*([.F120]-[.E120])" office:value-type="float" office:value="0" calcext:value-type="float">
            <text:p>0</text:p>
          </table:table-cell>
          <table:table-cell table:style-name="ce46" office:value-type="string" calcext:value-type="string">
            <text:p>11/8 中間決算○</text:p>
          </table:table-cell>
          <table:table-cell table:style-name="ce46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ＭＣＪ</text:p>
          </table:table-cell>
          <table:table-cell table:style-name="ce46" office:value-type="float" office:value="6670" calcext:value-type="float">
            <text:p>66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2" calcext:value-type="float">
            <text:p>1,092.0</text:p>
          </table:table-cell>
          <table:table-cell table:style-name="ce54" office:value-type="float" office:value="1102" calcext:value-type="float">
            <text:p>1,102.0</text:p>
          </table:table-cell>
          <table:table-cell table:style-name="ce48" table:formula="of:=[.D121]*([.F121]-[.E12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平山ホールディングス</text:p>
          </table:table-cell>
          <table:table-cell table:style-name="ce46" office:value-type="float" office:value="7781" calcext:value-type="float">
            <text:p>778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78" calcext:value-type="float">
            <text:p>878.0</text:p>
          </table:table-cell>
          <table:table-cell table:style-name="ce54" office:value-type="float" office:value="901" calcext:value-type="float">
            <text:p>901.0</text:p>
          </table:table-cell>
          <table:table-cell table:style-name="ce48" table:formula="of:=[.D122]*([.F122]-[.E122])" office:value-type="float" office:value="2300" calcext:value-type="float">
            <text:p>2,300</text:p>
          </table:table-cell>
          <table:table-cell table:style-name="ce46" office:value-type="string" calcext:value-type="string">
            <text:p>11/14 中間決算×</text:p>
          </table:table-cell>
          <table:table-cell table:style-name="ce46"/>
        </table:table-row>
        <table:table-row table:style-name="ro1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56.33333333333" calcext:value-type="float">
            <text:p>1,256.3</text:p>
          </table:table-cell>
          <table:table-cell table:style-name="ce54" office:value-type="float" office:value="1265" calcext:value-type="float">
            <text:p>1,265.0</text:p>
          </table:table-cell>
          <table:table-cell table:style-name="ce48" table:formula="of:=[.D123]*([.F123]-[.E123])" office:value-type="float" office:value="2600.00000000098" calcext:value-type="float">
            <text:p>2,6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15" calcext:value-type="date">
            <text:p>2023/11/15</text:p>
          </table:table-cell>
          <table:table-cell table:style-name="ce45" office:value-type="string" calcext:value-type="string">
            <text:p>ファイバーゲート</text:p>
          </table:table-cell>
          <table:table-cell table:style-name="ce46" office:value-type="float" office:value="9450" calcext:value-type="float">
            <text:p>94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15" calcext:value-type="float">
            <text:p>1,115.0</text:p>
          </table:table-cell>
          <table:table-cell table:style-name="ce54" office:value-type="float" office:value="1131" calcext:value-type="float">
            <text:p>1,131.0</text:p>
          </table:table-cell>
          <table:table-cell table:style-name="ce48" table:formula="of:=[.D124]*([.F124]-[.E124])" office:value-type="float" office:value="1600" calcext:value-type="float">
            <text:p>1,600</text:p>
          </table:table-cell>
          <table:table-cell table:style-name="ce46" office:value-type="string" calcext:value-type="string">
            <text:p>11/14 中間決算×</text:p>
          </table:table-cell>
          <table:table-cell table:style-name="ce46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片倉工業</text:p>
          </table:table-cell>
          <table:table-cell table:style-name="ce46" office:value-type="float" office:value="3001" calcext:value-type="float">
            <text:p>300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691.5" calcext:value-type="float">
            <text:p>1,691.5</text:p>
          </table:table-cell>
          <table:table-cell table:style-name="ce54" office:value-type="float" office:value="1692" calcext:value-type="float">
            <text:p>1,692.0</text:p>
          </table:table-cell>
          <table:table-cell table:style-name="ce48" table:formula="of:=[.D125]*([.F125]-[.E125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日本特殊塗料 </text:p>
          </table:table-cell>
          <table:table-cell table:style-name="ce46" office:value-type="float" office:value="4619" calcext:value-type="float">
            <text:p>461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93" calcext:value-type="float">
            <text:p>1,193.0</text:p>
          </table:table-cell>
          <table:table-cell table:style-name="ce54" office:value-type="float" office:value="1203" calcext:value-type="float">
            <text:p>1,203.0</text:p>
          </table:table-cell>
          <table:table-cell table:style-name="ce48" table:formula="of:=[.D126]*([.F126]-[.E12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6" calcext:value-type="date">
            <text:p>2023/11/16</text:p>
          </table:table-cell>
          <table:table-cell table:style-name="ce45" office:value-type="string" calcext:value-type="string">
            <text:p>守谷輸送機工業</text:p>
          </table:table-cell>
          <table:table-cell table:style-name="ce46" office:value-type="float" office:value="6226" calcext:value-type="float">
            <text:p>622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21" calcext:value-type="float">
            <text:p>1,121.0</text:p>
          </table:table-cell>
          <table:table-cell table:style-name="ce54" office:value-type="float" office:value="1131" calcext:value-type="float">
            <text:p>1,131.0</text:p>
          </table:table-cell>
          <table:table-cell table:style-name="ce48" table:formula="of:=[.D127]*([.F127]-[.E12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ヨシムラ・フード・ＨＬＤＧＳ</text:p>
          </table:table-cell>
          <table:table-cell table:style-name="ce46" office:value-type="float" office:value="2884" calcext:value-type="float">
            <text:p>2884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90.5" calcext:value-type="float">
            <text:p>1,090.5</text:p>
          </table:table-cell>
          <table:table-cell table:style-name="ce54" office:value-type="float" office:value="1091" calcext:value-type="float">
            <text:p>1,091.0</text:p>
          </table:table-cell>
          <table:table-cell table:style-name="ce48" table:formula="of:=[.D128]*([.F128]-[.E128])" office:value-type="float" office:value="100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ＲＡＫＵＭＯ</text:p>
          </table:table-cell>
          <table:table-cell table:style-name="ce46" office:value-type="float" office:value="4060" calcext:value-type="float">
            <text:p>406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70" calcext:value-type="float">
            <text:p>1,170.0</text:p>
          </table:table-cell>
          <table:table-cell table:style-name="ce54" office:value-type="float" office:value="1180" calcext:value-type="float">
            <text:p>1,180.0</text:p>
          </table:table-cell>
          <table:table-cell table:style-name="ce48" table:formula="of:=[.D129]*([.F129]-[.E12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アイティフォー</text:p>
          </table:table-cell>
          <table:table-cell table:style-name="ce46" office:value-type="float" office:value="4743" calcext:value-type="float">
            <text:p>47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2" calcext:value-type="float">
            <text:p>1,042.0</text:p>
          </table:table-cell>
          <table:table-cell table:style-name="ce54" office:value-type="float" office:value="1052" calcext:value-type="float">
            <text:p>1,052.0</text:p>
          </table:table-cell>
          <table:table-cell table:style-name="ce48" table:formula="of:=[.D130]*([.F130]-[.E13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日本信号</text:p>
          </table:table-cell>
          <table:table-cell table:style-name="ce46" office:value-type="float" office:value="6741" calcext:value-type="float">
            <text:p>674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46" calcext:value-type="float">
            <text:p>946.0</text:p>
          </table:table-cell>
          <table:table-cell table:style-name="ce54" office:value-type="float" office:value="956" calcext:value-type="float">
            <text:p>956.0</text:p>
          </table:table-cell>
          <table:table-cell table:style-name="ce48" table:formula="of:=[.D131]*([.F131]-[.E13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ニプロ</text:p>
          </table:table-cell>
          <table:table-cell table:style-name="ce46" office:value-type="float" office:value="8086" calcext:value-type="float">
            <text:p>808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02.5" calcext:value-type="float">
            <text:p>1,102.5</text:p>
          </table:table-cell>
          <table:table-cell table:style-name="ce54" office:value-type="float" office:value="1113.5" calcext:value-type="float">
            <text:p>1,113.5</text:p>
          </table:table-cell>
          <table:table-cell table:style-name="ce48" table:formula="of:=[.D132]*([.F132]-[.E132])" office:value-type="float" office:value="1100" calcext:value-type="float">
            <text:p>1,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ＳＲＳホールディングス</text:p>
          </table:table-cell>
          <table:table-cell table:style-name="ce46" office:value-type="float" office:value="8163" calcext:value-type="float">
            <text:p>8163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41.5" calcext:value-type="float">
            <text:p>1,041.5</text:p>
          </table:table-cell>
          <table:table-cell table:style-name="ce54" office:value-type="float" office:value="1048" calcext:value-type="float">
            <text:p>1,048.0</text:p>
          </table:table-cell>
          <table:table-cell table:style-name="ce48" table:formula="of:=[.D133]*([.F133]-[.E133])" office:value-type="float" office:value="1300" calcext:value-type="float">
            <text:p>1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251.16" calcext:value-type="float">
            <text:p>1,251.2</text:p>
          </table:table-cell>
          <table:table-cell table:style-name="ce54" office:value-type="float" office:value="1260" calcext:value-type="float">
            <text:p>1,260.0</text:p>
          </table:table-cell>
          <table:table-cell table:style-name="ce48" table:formula="of:=[.D134]*([.F134]-[.E134])" office:value-type="float" office:value="2651.99999999998" calcext:value-type="float">
            <text:p>2,652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17" calcext:value-type="date">
            <text:p>2023/11/17</text:p>
          </table:table-cell>
          <table:table-cell table:style-name="ce45" office:value-type="string" calcext:value-type="string">
            <text:p>センコーグループＨＬＤＧＳ</text:p>
          </table:table-cell>
          <table:table-cell table:style-name="ce46" office:value-type="float" office:value="9069" calcext:value-type="float">
            <text:p>906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49" calcext:value-type="float">
            <text:p>1,049.0</text:p>
          </table:table-cell>
          <table:table-cell table:style-name="ce54" office:value-type="float" office:value="1059" calcext:value-type="float">
            <text:p>1,059.0</text:p>
          </table:table-cell>
          <table:table-cell table:style-name="ce48" table:formula="of:=[.D135]*([.F135]-[.E135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ヨシムラ・フード・ＨＬＤＧＳ</text:p>
          </table:table-cell>
          <table:table-cell table:style-name="ce46" office:value-type="float" office:value="2884" calcext:value-type="float">
            <text:p>2884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17" calcext:value-type="float">
            <text:p>1,117.0</text:p>
          </table:table-cell>
          <table:table-cell table:style-name="ce54" office:value-type="float" office:value="1127" calcext:value-type="float">
            <text:p>1,127.0</text:p>
          </table:table-cell>
          <table:table-cell table:style-name="ce48" table:formula="of:=[.D136]*([.F136]-[.E13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ビックカメラ</text:p>
          </table:table-cell>
          <table:table-cell table:style-name="ce46" office:value-type="float" office:value="3048" calcext:value-type="float">
            <text:p>304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63" calcext:value-type="float">
            <text:p>1,163.0</text:p>
          </table:table-cell>
          <table:table-cell table:style-name="ce54" office:value-type="float" office:value="1173" calcext:value-type="float">
            <text:p>1,173.0</text:p>
          </table:table-cell>
          <table:table-cell table:style-name="ce48" table:formula="of:=[.D137]*([.F137]-[.E13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スターティアホールディングス </text:p>
          </table:table-cell>
          <table:table-cell table:style-name="ce46" office:value-type="float" office:value="3393" calcext:value-type="float">
            <text:p>339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37" calcext:value-type="float">
            <text:p>1,337.0</text:p>
          </table:table-cell>
          <table:table-cell table:style-name="ce54" office:value-type="float" office:value="1347" calcext:value-type="float">
            <text:p>1,347.0</text:p>
          </table:table-cell>
          <table:table-cell table:style-name="ce48" table:formula="of:=[.D138]*([.F138]-[.E13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エアトリ</text:p>
          </table:table-cell>
          <table:table-cell table:style-name="ce46" office:value-type="float" office:value="6191" calcext:value-type="float">
            <text:p>6191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814.93333333333" calcext:value-type="float">
            <text:p>1,814.9</text:p>
          </table:table-cell>
          <table:table-cell table:style-name="ce54" office:value-type="float" office:value="1815" calcext:value-type="float">
            <text:p>1,815.0</text:p>
          </table:table-cell>
          <table:table-cell table:style-name="ce48" table:formula="of:=[.D139]*([.F139]-[.E139])" office:value-type="float" office:value="20.000000001005" calcext:value-type="float">
            <text:p>20</text:p>
          </table:table-cell>
          <table:table-cell table:style-name="ce46" office:value-type="string" calcext:value-type="string">
            <text:p>11/14 中間決算△</text:p>
          </table:table-cell>
          <table:table-cell table:style-name="ce46"/>
        </table:table-row>
        <table:table-row table:style-name="ro1">
          <table:table-cell table:style-name="ce42" office:value-type="date" office:date-value="2023-11-20" calcext:value-type="date">
            <text:p>2023/11/20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7.5" calcext:value-type="float">
            <text:p>1,267.5</text:p>
          </table:table-cell>
          <table:table-cell table:style-name="ce54" office:value-type="float" office:value="1280" calcext:value-type="float">
            <text:p>1,280.0</text:p>
          </table:table-cell>
          <table:table-cell table:style-name="ce48" table:formula="of:=[.D140]*([.F140]-[.E140])" office:value-type="float" office:value="1250" calcext:value-type="float">
            <text:p>1,2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ケアネット</text:p>
          </table:table-cell>
          <table:table-cell table:style-name="ce46" office:value-type="float" office:value="2150" calcext:value-type="float">
            <text:p>2150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703" calcext:value-type="float">
            <text:p>703.0</text:p>
          </table:table-cell>
          <table:table-cell table:style-name="ce54" office:value-type="float" office:value="711" calcext:value-type="float">
            <text:p>711.0</text:p>
          </table:table-cell>
          <table:table-cell table:style-name="ce48" table:formula="of:=[.D141]*([.F141]-[.E141])" office:value-type="float" office:value="1600" calcext:value-type="float">
            <text:p>1,6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アウトソーシング</text:p>
          </table:table-cell>
          <table:table-cell table:style-name="ce46" office:value-type="float" office:value="2427" calcext:value-type="float">
            <text:p>2427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166.5" calcext:value-type="float">
            <text:p>1,166.5</text:p>
          </table:table-cell>
          <table:table-cell table:style-name="ce54" office:value-type="float" office:value="1171.5" calcext:value-type="float">
            <text:p>1,171.5</text:p>
          </table:table-cell>
          <table:table-cell table:style-name="ce48" table:formula="of:=[.D142]*([.F142]-[.E14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宝ホールディングス</text:p>
          </table:table-cell>
          <table:table-cell table:style-name="ce46" office:value-type="float" office:value="2531" calcext:value-type="float">
            <text:p>2531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178.5" calcext:value-type="float">
            <text:p>1,178.5</text:p>
          </table:table-cell>
          <table:table-cell table:style-name="ce54" office:value-type="float" office:value="1181" calcext:value-type="float">
            <text:p>1,181.0</text:p>
          </table:table-cell>
          <table:table-cell table:style-name="ce48" table:formula="of:=[.D143]*([.F143]-[.E14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1" calcext:value-type="date">
            <text:p>2023/11/21</text:p>
          </table:table-cell>
          <table:table-cell table:style-name="ce45" office:value-type="string" calcext:value-type="string">
            <text:p>エムアップホールディングス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055.5" calcext:value-type="float">
            <text:p>1,055.5</text:p>
          </table:table-cell>
          <table:table-cell table:style-name="ce54" office:value-type="float" office:value="1067" calcext:value-type="float">
            <text:p>1,067.0</text:p>
          </table:table-cell>
          <table:table-cell table:style-name="ce48" table:formula="of:=[.D144]*([.F144]-[.E144])" office:value-type="float" office:value="2300" calcext:value-type="float">
            <text:p>2,3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イフジ産業</text:p>
          </table:table-cell>
          <table:table-cell table:style-name="ce46" office:value-type="float" office:value="2924" calcext:value-type="float">
            <text:p>2924</text:p>
          </table:table-cell>
          <table:table-cell table:style-name="ce46" office:value-type="float" office:value="800" calcext:value-type="float">
            <text:p>800</text:p>
          </table:table-cell>
          <table:table-cell table:style-name="ce54" office:value-type="float" office:value="1355.75" calcext:value-type="float">
            <text:p>1,355.8</text:p>
          </table:table-cell>
          <table:table-cell table:style-name="ce54" office:value-type="float" office:value="1356" calcext:value-type="float">
            <text:p>1,356.0</text:p>
          </table:table-cell>
          <table:table-cell table:style-name="ce48" table:formula="of:=[.D145]*([.F145]-[.E145])" office:value-type="float" office:value="200" calcext:value-type="float">
            <text:p>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旭化成</text:p>
          </table:table-cell>
          <table:table-cell table:style-name="ce46" office:value-type="float" office:value="3407" calcext:value-type="float">
            <text:p>3407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9" calcext:value-type="float">
            <text:p>1,009.0</text:p>
          </table:table-cell>
          <table:table-cell table:style-name="ce54" office:value-type="float" office:value="1019" calcext:value-type="float">
            <text:p>1,019.0</text:p>
          </table:table-cell>
          <table:table-cell table:style-name="ce48" table:formula="of:=[.D146]*([.F146]-[.E146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東海カーボン</text:p>
          </table:table-cell>
          <table:table-cell table:style-name="ce46" office:value-type="float" office:value="5301" calcext:value-type="float">
            <text:p>530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93.5" calcext:value-type="float">
            <text:p>1,093.5</text:p>
          </table:table-cell>
          <table:table-cell table:style-name="ce54" office:value-type="float" office:value="1103.5" calcext:value-type="float">
            <text:p>1,103.5</text:p>
          </table:table-cell>
          <table:table-cell table:style-name="ce48" table:formula="of:=[.D147]*([.F147]-[.E14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三菱ロジスネクスト</text:p>
          </table:table-cell>
          <table:table-cell table:style-name="ce46" office:value-type="float" office:value="7105" calcext:value-type="float">
            <text:p>710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05" calcext:value-type="float">
            <text:p>1,205.0</text:p>
          </table:table-cell>
          <table:table-cell table:style-name="ce54" office:value-type="float" office:value="1215" calcext:value-type="float">
            <text:p>1,215.0</text:p>
          </table:table-cell>
          <table:table-cell table:style-name="ce48" table:formula="of:=[.D148]*([.F148]-[.E148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2" calcext:value-type="date">
            <text:p>2023/11/22</text:p>
          </table:table-cell>
          <table:table-cell table:style-name="ce45" office:value-type="string" calcext:value-type="string">
            <text:p>ワタミ</text:p>
          </table:table-cell>
          <table:table-cell table:style-name="ce46" office:value-type="float" office:value="7522" calcext:value-type="float">
            <text:p>752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18" calcext:value-type="float">
            <text:p>1,018.0</text:p>
          </table:table-cell>
          <table:table-cell table:style-name="ce54" office:value-type="float" office:value="1028" calcext:value-type="float">
            <text:p>1,028.0</text:p>
          </table:table-cell>
          <table:table-cell table:style-name="ce48" table:formula="of:=[.D149]*([.F149]-[.E149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50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48" table:formula="of:=[.D150]*([.F150]-[.E150])" office:value-type="float" office:value="1200" calcext:value-type="float">
            <text:p>1,200</text:p>
          </table:table-cell>
          <table:table-cell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フリュー</text:p>
          </table:table-cell>
          <table:table-cell table:style-name="ce46" office:value-type="float" office:value="6238" calcext:value-type="float">
            <text:p>623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25" calcext:value-type="float">
            <text:p>1,225.0</text:p>
          </table:table-cell>
          <table:table-cell table:style-name="ce54" office:value-type="float" office:value="1235" calcext:value-type="float">
            <text:p>1,235.0</text:p>
          </table:table-cell>
          <table:table-cell table:style-name="ce48" table:formula="of:=[.D151]*([.F151]-[.E15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ジェイテクト</text:p>
          </table:table-cell>
          <table:table-cell table:style-name="ce46" office:value-type="float" office:value="6473" calcext:value-type="float">
            <text:p>6473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367.5" calcext:value-type="float">
            <text:p>1,367.5</text:p>
          </table:table-cell>
          <table:table-cell table:style-name="ce54" office:value-type="float" office:value="1372.5" calcext:value-type="float">
            <text:p>1,372.5</text:p>
          </table:table-cell>
          <table:table-cell table:style-name="ce48" table:formula="of:=[.D152]*([.F152]-[.E152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ＩＮＣＬＵＳＩＶＥ</text:p>
          </table:table-cell>
          <table:table-cell table:style-name="ce46" office:value-type="float" office:value="7078" calcext:value-type="float">
            <text:p>7078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991" calcext:value-type="float">
            <text:p>991.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48" table:formula="of:=[.D153]*([.F153]-[.E153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47" calcext:value-type="float">
            <text:p>1,447.0</text:p>
          </table:table-cell>
          <table:table-cell table:style-name="ce54" office:value-type="float" office:value="1459" calcext:value-type="float">
            <text:p>1,459.0</text:p>
          </table:table-cell>
          <table:table-cell table:style-name="ce48" table:formula="of:=[.D154]*([.F154]-[.E154])" office:value-type="float" office:value="1200" calcext:value-type="float">
            <text:p>1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太平洋工業</text:p>
          </table:table-cell>
          <table:table-cell table:style-name="ce46" office:value-type="float" office:value="7250" calcext:value-type="float">
            <text:p>725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382" calcext:value-type="float">
            <text:p>1,382.0</text:p>
          </table:table-cell>
          <table:table-cell table:style-name="ce54" office:value-type="float" office:value="1396" calcext:value-type="float">
            <text:p>1,396.0</text:p>
          </table:table-cell>
          <table:table-cell table:style-name="ce48" table:formula="of:=[.D155]*([.F155]-[.E155])" office:value-type="float" office:value="1400" calcext:value-type="float">
            <text:p>1,4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マツダ</text:p>
          </table:table-cell>
          <table:table-cell table:style-name="ce46" office:value-type="float" office:value="7261" calcext:value-type="float">
            <text:p>726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630" calcext:value-type="float">
            <text:p>1,630.0</text:p>
          </table:table-cell>
          <table:table-cell table:style-name="ce54" office:value-type="float" office:value="1665" calcext:value-type="float">
            <text:p>1,665.0</text:p>
          </table:table-cell>
          <table:table-cell table:style-name="ce48" table:formula="of:=[.D156]*([.F156]-[.E156])" office:value-type="float" office:value="3500" calcext:value-type="float">
            <text:p>3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山善</text:p>
          </table:table-cell>
          <table:table-cell table:style-name="ce46" office:value-type="float" office:value="8051" calcext:value-type="float">
            <text:p>8051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189" calcext:value-type="float">
            <text:p>1,189.0</text:p>
          </table:table-cell>
          <table:table-cell table:style-name="ce54" office:value-type="float" office:value="1199" calcext:value-type="float">
            <text:p>1,199.0</text:p>
          </table:table-cell>
          <table:table-cell table:style-name="ce48" table:formula="of:=[.D157]*([.F157]-[.E157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3.5" calcext:value-type="float">
            <text:p>1,263.5</text:p>
          </table:table-cell>
          <table:table-cell table:style-name="ce54" office:value-type="float" office:value="1265" calcext:value-type="float">
            <text:p>1,265.0</text:p>
          </table:table-cell>
          <table:table-cell table:style-name="ce48" table:formula="of:=[.D158]*([.F158]-[.E158])" office:value-type="float" office:value="750" calcext:value-type="float">
            <text:p>7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イオンフィナンシャルサービス</text:p>
          </table:table-cell>
          <table:table-cell table:style-name="ce46" office:value-type="float" office:value="8570" calcext:value-type="float">
            <text:p>8570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66" calcext:value-type="float">
            <text:p>1,266.0</text:p>
          </table:table-cell>
          <table:table-cell table:style-name="ce54" office:value-type="float" office:value="1277.5" calcext:value-type="float">
            <text:p>1,277.5</text:p>
          </table:table-cell>
          <table:table-cell table:style-name="ce48" table:formula="of:=[.D159]*([.F159]-[.E159])" office:value-type="float" office:value="1150" calcext:value-type="float">
            <text:p>1,1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4" calcext:value-type="date">
            <text:p>2023/11/24</text:p>
          </table:table-cell>
          <table:table-cell table:style-name="ce45" office:value-type="string" calcext:value-type="string">
            <text:p>乃村工藝社</text:p>
          </table:table-cell>
          <table:table-cell table:style-name="ce46" office:value-type="float" office:value="9716" calcext:value-type="float">
            <text:p>9716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835" calcext:value-type="float">
            <text:p>835.0</text:p>
          </table:table-cell>
          <table:table-cell table:style-name="ce54" office:value-type="float" office:value="845" calcext:value-type="float">
            <text:p>845.0</text:p>
          </table:table-cell>
          <table:table-cell table:style-name="ce48" table:formula="of:=[.D160]*([.F160]-[.E160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タダノ</text:p>
          </table:table-cell>
          <table:table-cell table:style-name="ce46" office:value-type="float" office:value="6395" calcext:value-type="float">
            <text:p>6395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204.5" calcext:value-type="float">
            <text:p>1,204.5</text:p>
          </table:table-cell>
          <table:table-cell table:style-name="ce54" office:value-type="float" office:value="1214.5" calcext:value-type="float">
            <text:p>1,214.5</text:p>
          </table:table-cell>
          <table:table-cell table:style-name="ce48" table:formula="of:=[.D161]*([.F161]-[.E161])" office:value-type="float" office:value="1000" calcext:value-type="float">
            <text:p>1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カシオ</text:p>
          </table:table-cell>
          <table:table-cell table:style-name="ce46" office:value-type="float" office:value="6952" calcext:value-type="float">
            <text:p>695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255.75" calcext:value-type="float">
            <text:p>1,255.8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48" table:formula="of:=[.D162]*([.F162]-[.E162])" office:value-type="float" office:value="1650" calcext:value-type="float">
            <text:p>1,6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458.33333333333" calcext:value-type="float">
            <text:p>1,458.3</text:p>
          </table:table-cell>
          <table:table-cell table:style-name="ce54" office:value-type="float" office:value="1462" calcext:value-type="float">
            <text:p>1,462.0</text:p>
          </table:table-cell>
          <table:table-cell table:style-name="ce48" table:formula="of:=[.D163]*([.F163]-[.E163])" office:value-type="float" office:value="1100.00000000098" calcext:value-type="float">
            <text:p>1,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57" calcext:value-type="float">
            <text:p>1,457.0</text:p>
          </table:table-cell>
          <table:table-cell table:style-name="ce54" office:value-type="float" office:value="1462" calcext:value-type="float">
            <text:p>1,462.0</text:p>
          </table:table-cell>
          <table:table-cell table:style-name="ce48" table:formula="of:=[.D164]*([.F164]-[.E164])" office:value-type="float" office:value="500" calcext:value-type="float">
            <text:p>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3.5" calcext:value-type="float">
            <text:p>1,263.5</text:p>
          </table:table-cell>
          <table:table-cell table:style-name="ce54" office:value-type="float" office:value="1275" calcext:value-type="float">
            <text:p>1,275.0</text:p>
          </table:table-cell>
          <table:table-cell table:style-name="ce48" table:formula="of:=[.D165]*([.F165]-[.E165])" office:value-type="float" office:value="5750" calcext:value-type="float">
            <text:p>5,75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7" calcext:value-type="date">
            <text:p>2023/11/27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80" calcext:value-type="float">
            <text:p>1,280.0</text:p>
          </table:table-cell>
          <table:table-cell table:style-name="ce48" table:formula="of:=[.D166]*([.F166]-[.E166])" office:value-type="float" office:value="3200" calcext:value-type="float">
            <text:p>3,200</text:p>
          </table:table-cell>
          <table:table-cell table:style-name="ce46" table:number-columns-repeated="2"/>
        </table:table-row>
        <table:table-row table:style-name="ro2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丸大食品</text:p>
          </table:table-cell>
          <table:table-cell table:style-name="ce46" office:value-type="float" office:value="2288" calcext:value-type="float">
            <text:p>2288</text:p>
          </table:table-cell>
          <table:table-cell table:style-name="ce46" office:value-type="float" office:value="800" calcext:value-type="float">
            <text:p>800</text:p>
          </table:table-cell>
          <table:table-cell table:style-name="ce54" office:value-type="float" office:value="1595.25" calcext:value-type="float">
            <text:p>1,595.3</text:p>
          </table:table-cell>
          <table:table-cell table:style-name="ce54" office:value-type="float" office:value="1596" calcext:value-type="float">
            <text:p>1,596.0</text:p>
          </table:table-cell>
          <table:table-cell table:style-name="ce48" table:formula="of:=[.D167]*([.F167]-[.E167])" office:value-type="float" office:value="600" calcext:value-type="float">
            <text:p>600</text:p>
          </table:table-cell>
          <table:table-cell table:style-name="ce46" office:value-type="string" calcext:value-type="string">
            <text:p>11/10 中間決算</text:p>
          </table:table-cell>
          <table:table-cell table:style-name="ce46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51" office:value-type="string" calcext:value-type="string">
            <text:p>アレンザホールディングス</text:p>
          </table:table-cell>
          <table:table-cell table:style-name="ce52" office:value-type="float" office:value="3546" calcext:value-type="float">
            <text:p>3546</text:p>
          </table:table-cell>
          <table:table-cell table:style-name="ce52" office:value-type="float" office:value="100" calcext:value-type="float">
            <text:p>100</text:p>
          </table:table-cell>
          <table:table-cell table:style-name="ce55" office:value-type="float" office:value="1010" calcext:value-type="float">
            <text:p>1,010.0</text:p>
          </table:table-cell>
          <table:table-cell table:style-name="ce54" office:value-type="float" office:value="1010" calcext:value-type="float">
            <text:p>1,010.0</text:p>
          </table:table-cell>
          <table:table-cell table:style-name="ce48" table:formula="of:=[.D168]*([.F168]-[.E168])" office:value-type="float" office:value="0" calcext:value-type="float">
            <text:p>0</text:p>
          </table:table-cell>
          <table:table-cell table:style-name="ce52" table:number-columns-repeated="2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ヤーマン</text:p>
          </table:table-cell>
          <table:table-cell table:style-name="ce46" office:value-type="float" office:value="6630" calcext:value-type="float">
            <text:p>6630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1045.66666666667" calcext:value-type="float">
            <text:p>1,045.7</text:p>
          </table:table-cell>
          <table:table-cell table:style-name="ce54" office:value-type="float" office:value="1046" calcext:value-type="float">
            <text:p>1,046.0</text:p>
          </table:table-cell>
          <table:table-cell table:style-name="ce48" table:formula="of:=[.D169]*([.F169]-[.E169])" office:value-type="float" office:value="99.9999999990223" calcext:value-type="float">
            <text:p>1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8" calcext:value-type="date">
            <text:p>2023/11/28</text:p>
          </table:table-cell>
          <table:table-cell table:style-name="ce45" office:value-type="string" calcext:value-type="string">
            <text:p>キユーソー流通システム</text:p>
          </table:table-cell>
          <table:table-cell table:style-name="ce46" office:value-type="float" office:value="9369" calcext:value-type="float">
            <text:p>9369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911.75" calcext:value-type="float">
            <text:p>911.8</text:p>
          </table:table-cell>
          <table:table-cell table:style-name="ce54" office:value-type="float" office:value="903" calcext:value-type="float">
            <text:p>903.0</text:p>
          </table:table-cell>
          <table:table-cell table:style-name="ce48" table:formula="of:=[.D170]*([.F170]-[.E170])" office:value-type="float" office:value="-3500" calcext:value-type="float">
            <text:p>-3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9" calcext:value-type="date">
            <text:p>2023/11/29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309" calcext:value-type="float">
            <text:p>1,309.0</text:p>
          </table:table-cell>
          <table:table-cell table:style-name="ce54" office:value-type="float" office:value="1319" calcext:value-type="float">
            <text:p>1,319.0</text:p>
          </table:table-cell>
          <table:table-cell table:style-name="ce48" table:formula="of:=[.D171]*([.F171]-[.E171])" office:value-type="float" office:value="2000" calcext:value-type="float">
            <text:p>2,0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29" calcext:value-type="date">
            <text:p>2023/11/29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4" calcext:value-type="float">
            <text:p>1,454.0</text:p>
          </table:table-cell>
          <table:table-cell table:style-name="ce54" office:value-type="float" office:value="1475" calcext:value-type="float">
            <text:p>1,475.0</text:p>
          </table:table-cell>
          <table:table-cell table:style-name="ce48" table:formula="of:=[.D172]*([.F172]-[.E172])" office:value-type="float" office:value="4200" calcext:value-type="float">
            <text:p>4,2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ヒラキ</text:p>
          </table:table-cell>
          <table:table-cell table:style-name="ce46" office:value-type="float" office:value="3059" calcext:value-type="float">
            <text:p>3059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001" calcext:value-type="float">
            <text:p>1,001.0</text:p>
          </table:table-cell>
          <table:table-cell table:style-name="ce54" office:value-type="float" office:value="997" calcext:value-type="float">
            <text:p>997.0</text:p>
          </table:table-cell>
          <table:table-cell table:style-name="ce48" table:formula="of:=[.D173]*([.F173]-[.E173])" office:value-type="float" office:value="-400" calcext:value-type="float">
            <text:p>-400</text:p>
          </table:table-cell>
          <table:table-cell table:style-name="ce46" office:value-type="string" calcext:value-type="string">
            <text:p>運転資金ショートのため売却</text:p>
          </table:table-cell>
          <table:table-cell table:style-name="ce46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529" calcext:value-type="float">
            <text:p>1,529.0</text:p>
          </table:table-cell>
          <table:table-cell table:style-name="ce54" office:value-type="float" office:value="1544" calcext:value-type="float">
            <text:p>1,544.0</text:p>
          </table:table-cell>
          <table:table-cell table:style-name="ce48" table:formula="of:=[.D174]*([.F174]-[.E174])" office:value-type="float" office:value="1500" calcext:value-type="float">
            <text:p>1,500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452.57" calcext:value-type="float">
            <text:p>1,452.6</text:p>
          </table:table-cell>
          <table:table-cell table:style-name="ce54" office:value-type="float" office:value="1459" calcext:value-type="float">
            <text:p>1,459.0</text:p>
          </table:table-cell>
          <table:table-cell table:style-name="ce48" table:formula="of:=[.D175]*([.F175]-[.E175])" office:value-type="float" office:value="3215.00000000003" calcext:value-type="float">
            <text:p>3,215</text:p>
          </table:table-cell>
          <table:table-cell table:style-name="ce46" table:number-columns-repeated="2"/>
        </table:table-row>
        <table:table-row table:style-name="ro1">
          <table:table-cell table:style-name="ce42" office:value-type="date" office:date-value="2023-11-30" calcext:value-type="date">
            <text:p>2023/11/30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2.57" calcext:value-type="float">
            <text:p>1,452.6</text:p>
          </table:table-cell>
          <table:table-cell table:style-name="ce54" office:value-type="float" office:value="1458" calcext:value-type="float">
            <text:p>1,458.0</text:p>
          </table:table-cell>
          <table:table-cell table:style-name="ce48" table:formula="of:=[.D176]*([.F176]-[.E176])" office:value-type="float" office:value="1086.00000000001" calcext:value-type="float">
            <text:p>1,086</text:p>
          </table:table-cell>
          <table:table-cell table:style-name="ce46" table:number-columns-repeated="2"/>
        </table:table-row>
        <table:table-row table:style-name="ro2">
          <table:table-cell table:style-name="ce50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56" office:value-type="float" office:value="620" calcext:value-type="float">
            <text:p>620.0</text:p>
          </table:table-cell>
          <table:table-cell table:style-name="ce48"/>
          <table:table-cell office:value-type="string" calcext:value-type="string">
            <text:p>11/14 中間決算○</text:p>
          </table:table-cell>
          <table:table-cell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3"/>
        </table:table-row>
        <table:table-row table:style-name="ro1">
          <table:table-cell table:style-name="ce50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56" office:value-type="float" office:value="765" calcext:value-type="float">
            <text:p>765.0</text:p>
          </table:table-cell>
          <table:table-cell table:style-name="ce59"/>
          <table:table-cell table:number-columns-repeated="2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3"/>
        </table:table-row>
        <table:table-row table:style-name="ro1" table:number-rows-repeated="10483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41"/>
        <table:table-column table:style-name="co6" table:default-cell-style-name="ce4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53"/>
        <table:table-column table:style-name="co4" table:default-cell-style-name="ce47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536" calcext:value-type="float">
            <text:p>1,536.0</text:p>
          </table:table-cell>
          <table:table-cell table:style-name="ce54" office:value-type="float" office:value="1550" calcext:value-type="float">
            <text:p>1,550.0</text:p>
          </table:table-cell>
          <table:table-cell table:style-name="ce48" table:formula="of:=[.D2]*([.F2]-[.E2])" office:value-type="float" office:value="1400" calcext:value-type="float">
            <text:p>1,40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301.33" calcext:value-type="float">
            <text:p>1,301.3</text:p>
          </table:table-cell>
          <table:table-cell table:style-name="ce54" office:value-type="float" office:value="1311" calcext:value-type="float">
            <text:p>1,311.0</text:p>
          </table:table-cell>
          <table:table-cell table:style-name="ce48" table:formula="of:=[.D3]*([.F3]-[.E3])" office:value-type="float" office:value="4835.00000000004" calcext:value-type="float">
            <text:p>4,835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日本郵政</text:p>
          </table:table-cell>
          <table:table-cell table:style-name="ce46" office:value-type="float" office:value="6178" calcext:value-type="float">
            <text:p>6178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301.33" calcext:value-type="float">
            <text:p>1,301.3</text:p>
          </table:table-cell>
          <table:table-cell table:style-name="ce54" office:value-type="float" office:value="1315" calcext:value-type="float">
            <text:p>1,315.0</text:p>
          </table:table-cell>
          <table:table-cell table:style-name="ce48" table:formula="of:=[.D4]*([.F4]-[.E4])" office:value-type="float" office:value="5468.00000000003" calcext:value-type="float">
            <text:p>5,468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200" calcext:value-type="float">
            <text:p>200</text:p>
          </table:table-cell>
          <table:table-cell table:style-name="ce54" office:value-type="float" office:value="1455.75" calcext:value-type="float">
            <text:p>1,455.8</text:p>
          </table:table-cell>
          <table:table-cell table:style-name="ce54" office:value-type="float" office:value="1461" calcext:value-type="float">
            <text:p>1,461.0</text:p>
          </table:table-cell>
          <table:table-cell table:style-name="ce48" table:formula="of:=[.D5]*([.F5]-[.E5])" office:value-type="float" office:value="1050" calcext:value-type="float">
            <text:p>1,05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70" calcext:value-type="float">
            <text:p>1,270.0</text:p>
          </table:table-cell>
          <table:table-cell table:style-name="ce48" table:formula="of:=[.D6]*([.F6]-[.E6])" office:value-type="float" office:value="3000" calcext:value-type="float">
            <text:p>3,000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1" calcext:value-type="date">
            <text:p>2023/12/01</text:p>
          </table:table-cell>
          <table:table-cell table:style-name="ce45" office:value-type="string" calcext:value-type="string">
            <text:p>三菱ＵＦＪフィナンシャルＧ</text:p>
          </table:table-cell>
          <table:table-cell table:style-name="ce46" office:value-type="float" office:value="8306" calcext:value-type="float">
            <text:p>830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1264" calcext:value-type="float">
            <text:p>1,264.0</text:p>
          </table:table-cell>
          <table:table-cell table:style-name="ce54" office:value-type="float" office:value="1273" calcext:value-type="float">
            <text:p>1,273.0</text:p>
          </table:table-cell>
          <table:table-cell table:style-name="ce48" table:formula="of:=[.D7]*([.F7]-[.E7])" office:value-type="float" office:value="4500" calcext:value-type="float">
            <text:p>4,500</text:p>
          </table:table-cell>
          <table:table-cell table:style-name="ce46" table:number-columns-repeated="16377"/>
        </table:table-row>
        <table:table-row table:style-name="ro1">
          <table:table-cell table:style-name="ce42" office:value-type="date" office:date-value="2023-12-04" calcext:value-type="date">
            <text:p>2023/12/04</text:p>
          </table:table-cell>
          <table:table-cell table:style-name="ce45" office:value-type="string" calcext:value-type="string">
            <text:p>Ｓａｎｓａｎ</text:p>
          </table:table-cell>
          <table:table-cell table:style-name="ce46" office:value-type="float" office:value="4443" calcext:value-type="float">
            <text:p>4443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float" office:value="1610.5" calcext:value-type="float">
            <text:p>1,610.5</text:p>
          </table:table-cell>
          <table:table-cell table:style-name="ce54" office:value-type="float" office:value="1621" calcext:value-type="float">
            <text:p>1,621.0</text:p>
          </table:table-cell>
          <table:table-cell table:style-name="ce48" table:formula="of:=[.D8]*([.F8]-[.E8])" office:value-type="float" office:value="4200" calcext:value-type="float">
            <text:p>4,200</text:p>
          </table:table-cell>
          <table:table-cell table:style-name="ce46" table:number-columns-repeated="2"/>
          <table:table-cell table:number-columns-repeated="16375"/>
        </table:table-row>
        <table:table-row table:style-name="ro1">
          <table:table-cell table:style-name="ce42" office:value-type="date" office:date-value="2023-12-04" calcext:value-type="date">
            <text:p>2023/12/04</text:p>
          </table:table-cell>
          <table:table-cell table:style-name="ce45" office:value-type="string" calcext:value-type="string">
            <text:p>ゆうちょ銀行</text:p>
          </table:table-cell>
          <table:table-cell table:style-name="ce46" office:value-type="float" office:value="7182" calcext:value-type="float">
            <text:p>7182</text:p>
          </table:table-cell>
          <table:table-cell table:style-name="ce46" office:value-type="float" office:value="100" calcext:value-type="float">
            <text:p>100</text:p>
          </table:table-cell>
          <table:table-cell table:style-name="ce54" office:value-type="float" office:value="1435.5" calcext:value-type="float">
            <text:p>1,435.5</text:p>
          </table:table-cell>
          <table:table-cell table:style-name="ce54" office:value-type="float" office:value="1445.5" calcext:value-type="float">
            <text:p>1,445.5</text:p>
          </table:table-cell>
          <table:table-cell table:style-name="ce48" table:formula="of:=[.D9]*([.F9]-[.E9])" office:value-type="float" office:value="1000" calcext:value-type="float">
            <text:p>1,000</text:p>
          </table:table-cell>
          <table:table-cell table:style-name="ce46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300" calcext:value-type="float">
            <text:p>300</text:p>
          </table:table-cell>
          <table:table-cell table:style-name="ce54" office:value-type="float" office:value="615.76" calcext:value-type="float">
            <text:p>615.8</text:p>
          </table:table-cell>
          <table:table-cell table:style-name="ce54" office:value-type="float" office:value="630" calcext:value-type="float">
            <text:p>630.0</text:p>
          </table:table-cell>
          <table:table-cell table:style-name="ce48" table:formula="of:=[.D10]*([.F10]-[.E10])" office:value-type="float" office:value="4272" calcext:value-type="float">
            <text:p>4,272</text:p>
          </table:table-cell>
          <table:table-cell table:style-name="ce46" office:value-type="string" calcext:value-type="string">
            <text:p>11/14 中間決算○</text:p>
          </table:table-cell>
          <table:table-cell table:style-name="ce46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500" calcext:value-type="float">
            <text:p>500</text:p>
          </table:table-cell>
          <table:table-cell table:style-name="ce54" office:value-type="float" office:value="615.8" calcext:value-type="float">
            <text:p>615.8</text:p>
          </table:table-cell>
          <table:table-cell table:style-name="ce54" office:value-type="float" office:value="621" calcext:value-type="float">
            <text:p>621.0</text:p>
          </table:table-cell>
          <table:table-cell table:style-name="ce48" table:formula="of:=[.D11]*([.F11]-[.E11])" office:value-type="float" office:value="2600.00000000002" calcext:value-type="float">
            <text:p>2,600</text:p>
          </table:table-cell>
          <table:table-cell table:style-name="ce46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45" office:value-type="string" calcext:value-type="string">
            <text:p>ブランジスタ</text:p>
          </table:table-cell>
          <table:table-cell table:style-name="ce46" office:value-type="float" office:value="6176" calcext:value-type="float">
            <text:p>6176</text:p>
          </table:table-cell>
          <table:table-cell table:style-name="ce46" office:value-type="float" office:value="600" calcext:value-type="float">
            <text:p>600</text:p>
          </table:table-cell>
          <table:table-cell table:style-name="ce54" office:value-type="float" office:value="615.8" calcext:value-type="float">
            <text:p>615.8</text:p>
          </table:table-cell>
          <table:table-cell table:style-name="ce54" office:value-type="float" office:value="616" calcext:value-type="float">
            <text:p>616.0</text:p>
          </table:table-cell>
          <table:table-cell table:style-name="ce48" table:formula="of:=[.D12]*([.F12]-[.E12])" office:value-type="float" office:value="120.000000000027" calcext:value-type="float">
            <text:p>120</text:p>
          </table:table-cell>
          <table:table-cell table:style-name="ce46" table:number-columns-repeated="16377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4.71" calcext:value-type="float">
            <text:p>1,584.7</text:p>
          </table:table-cell>
          <table:table-cell office:value-type="float" office:value="1595" calcext:value-type="float">
            <text:p>1,595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" calcext:value-type="float">
            <text:p>865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600" calcext:value-type="float">
            <text:p>6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.2" calcext:value-type="float">
            <text:p>865.2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56" office:value-type="float" office:value="771" calcext:value-type="float">
            <text:p>771.0</text:p>
          </table:table-cell>
          <table:table-cell table:style-name="ce59"/>
          <table:table-cell table:number-columns-repeated="2"/>
          <table:table-cell table:style-name="ce46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5.62" calcext:value-type="float">
            <text:p>1,355.6</text:p>
          </table:table-cell>
          <table:table-cell office:value-type="float" office:value="1366" calcext:value-type="float">
            <text:p>1,366.0</text:p>
          </table:table-cell>
          <table:table-cell table:number-columns-repeated="3"/>
          <table:table-cell table:style-name="ce46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7.62" calcext:value-type="float">
            <text:p>1,247.6</text:p>
          </table:table-cell>
          <table:table-cell office:value-type="float" office:value="1258" calcext:value-type="float">
            <text:p>1,258.0</text:p>
          </table:table-cell>
          <table:table-cell table:style-name="ce48"/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00/00/00</text:date>, <text:time style:data-style-name="N2" text:time-value="04:45:28.2584319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7T05:08:37.189139968</dc:date>
    <meta:editing-duration>P8DT33M9S</meta:editing-duration>
    <meta:editing-cycles>1131</meta:editing-cycles>
    <meta:document-statistic meta:table-count="3" meta:cell-count="1686" meta:object-count="0"/>
  </office:meta>
</office:document-meta>
</file>